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5.741cm"/>
    </style:style>
    <style:style style:name="Tableau1.B" style:family="table-column">
      <style:table-column-properties style:column-width="10.769cm"/>
    </style:style>
    <style:style style:name="Tableau1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>
        <style:tab-stops>
          <style:tab-stop style:position="14.288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2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5" style:family="paragraph" style:parent-style-name="Standard" style:list-style-name="LS1">
      <style:paragraph-properties fo:margin-left="0cm" fo:margin-right="0cm" fo:margin-top="0cm" fo:margin-bottom="0cm" fo:line-height="115%" fo:text-indent="0cm" style:auto-text-indent="false" fo:break-before="auto" fo:break-after="auto" style:writing-mode="lr-tb">
        <style:tab-stops>
          <style:tab-stop style:position="13.018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2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21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22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23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24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25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26" style:family="paragraph" style:parent-style-name="Standard" style:list-style-name="LS11">
      <style:paragraph-properties fo:margin-top="0cm" fo:margin-bottom="0cm" fo:line-height="115%" fo:break-before="auto" fo:break-after="auto" style:writing-mode="lr-tb"/>
    </style:style>
    <style:style style:name="P27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28" style:family="paragraph" style:parent-style-name="Standard" style:list-style-name="LS13">
      <style:paragraph-properties fo:margin-top="0cm" fo:margin-bottom="0cm" fo:line-height="115%" fo:break-before="auto" fo:break-after="auto" style:writing-mode="lr-tb"/>
    </style:style>
    <style:style style:name="P29" style:family="paragraph" style:parent-style-name="Standard" style:list-style-name="LS14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 style:list-style-name="LS15">
      <style:paragraph-properties fo:margin-top="0cm" fo:margin-bottom="0cm" fo:line-height="115%" fo:break-before="auto" fo:break-after="auto" style:writing-mode="lr-tb"/>
    </style:style>
    <style:style style:name="P31" style:family="paragraph" style:parent-style-name="Standard" style:list-style-name="LS16">
      <style:paragraph-properties fo:margin-top="0cm" fo:margin-bottom="0cm" fo:line-height="115%" fo:break-before="auto" fo:break-after="auto" style:writing-mode="lr-tb"/>
    </style:style>
    <style:style style:name="P32" style:family="paragraph" style:parent-style-name="Standard" style:list-style-name="LS17">
      <style:paragraph-properties fo:margin-top="0cm" fo:margin-bottom="0cm" fo:line-height="115%" fo:break-before="auto" fo:break-after="auto" style:writing-mode="lr-tb"/>
    </style:style>
    <style:style style:name="P33" style:family="paragraph" style:parent-style-name="Standard" style:list-style-name="LS18">
      <style:paragraph-properties fo:margin-top="0cm" fo:margin-bottom="0cm" fo:line-height="115%" fo:break-before="auto" fo:break-after="auto" style:writing-mode="lr-tb"/>
    </style:style>
    <style:style style:name="P34" style:family="paragraph" style:parent-style-name="Standard" style:list-style-name="LS19">
      <style:paragraph-properties fo:margin-top="0cm" fo:margin-bottom="0cm" fo:line-height="115%" fo:break-before="auto" fo:break-after="auto" style:writing-mode="lr-tb"/>
    </style:style>
    <style:style style:name="P35" style:family="paragraph" style:parent-style-name="Standard" style:list-style-name="LS20">
      <style:paragraph-properties fo:margin-top="0cm" fo:margin-bottom="0cm" fo:line-height="115%" fo:break-before="auto" fo:break-after="auto" style:writing-mode="lr-tb"/>
    </style:style>
    <style:style style:name="P36" style:family="paragraph" style:parent-style-name="Standard" style:list-style-name="LS21">
      <style:paragraph-properties fo:margin-top="0cm" fo:margin-bottom="0cm" fo:line-height="115%" fo:break-before="auto" fo:break-after="auto" style:writing-mode="lr-tb"/>
    </style:style>
    <style:style style:name="P37" style:family="paragraph" style:parent-style-name="Standard" style:list-style-name="LS26">
      <style:paragraph-properties fo:margin-top="0cm" fo:margin-bottom="0cm" fo:line-height="115%" fo:break-before="auto" fo:break-after="auto" style:writing-mode="lr-tb"/>
    </style:style>
    <style:style style:name="P38" style:family="paragraph" style:parent-style-name="Standard" style:list-style-name="LS27">
      <style:paragraph-properties fo:margin-top="0cm" fo:margin-bottom="0cm" fo:line-height="115%" fo:break-before="auto" fo:break-after="auto" style:writing-mode="lr-tb"/>
    </style:style>
    <style:style style:name="P39" style:family="paragraph" style:parent-style-name="Standard" style:list-style-name="LS28">
      <style:paragraph-properties fo:margin-top="0cm" fo:margin-bottom="0cm" fo:line-height="115%" fo:break-before="auto" fo:break-after="auto" style:writing-mode="lr-tb"/>
    </style:style>
    <style:style style:name="P40" style:family="paragraph" style:parent-style-name="Standard" style:list-style-name="LS29">
      <style:paragraph-properties fo:margin-top="0cm" fo:margin-bottom="0cm" fo:line-height="115%" fo:break-before="auto" fo:break-after="auto" style:writing-mode="lr-tb"/>
    </style:style>
    <style:style style:name="P41" style:family="paragraph" style:parent-style-name="Heading_20_1">
      <style:paragraph-properties fo:line-height="115%" fo:break-before="auto" fo:break-after="auto" style:writing-mode="lr-tb"/>
    </style:style>
    <style:style style:name="P42" style:family="paragraph" style:parent-style-name="Heading_20_1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43" style:family="paragraph" style:parent-style-name="Heading_20_1">
      <style:paragraph-properties fo:line-height="115%" fo:break-before="page" style:writing-mode="lr-tb"/>
    </style:style>
    <style:style style:name="P44" style:family="paragraph" style:parent-style-name="Heading_20_2">
      <style:paragraph-properties fo:line-height="115%" fo:break-before="auto" fo:break-after="auto" style:writing-mode="lr-tb"/>
    </style:style>
    <style:style style:name="P45" style:family="paragraph" style:parent-style-name="Heading_20_3">
      <style:paragraph-properties fo:line-height="115%" fo:break-before="auto" fo:break-after="auto" style:writing-mode="lr-tb"/>
    </style:style>
    <style:style style:name="P46" style:family="paragraph" style:parent-style-name="Heading_20_4">
      <style:paragraph-properties fo:line-height="115%" fo:break-before="auto" fo:break-after="auto" style:writing-mode="lr-tb"/>
    </style:style>
    <style:style style:name="P47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text-indent="0cm" style:auto-text-indent="false" fo:break-before="auto" fo:break-after="auto" fo:keep-with-next="always" style:writing-mode="lr-tb"/>
    </style:style>
    <style:style style:name="P48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49" style:family="paragraph" style:parent-style-name="Heading_20_4">
      <style:paragraph-properties fo:margin-left="0cm" fo:margin-right="0cm" fo:margin-top="0.282cm" fo:margin-bottom="0cm" fo:line-height="100%" fo:text-align="center" style:justify-single-word="false" fo:keep-together="always" fo:text-indent="0cm" style:auto-text-indent="false" fo:break-before="auto" fo:break-after="auto" fo:keep-with-next="always" style:writing-mode="lr-tb"/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50" style:family="paragraph" style:parent-style-name="Heading_20_4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666666" style:text-line-through-styl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ahier</text:span><text:span text:style-name="T1"> </text:span><text:span text:style-name="T1">des</text:span><text:span text:style-name="T1"> </text:span><text:span text:style-name="T1">charges</text:span><text:span text:style-name="T1"> : </text:span><text:span text:style-name="T1">Takuzu</text:span></text:p>
      <text:p text:style-name="P1"><text:tab/><text:tab/></text:p>
      <text:p text:style-name="P1"/>
      <text:p text:style-name="P1"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42" text:outline-level="10"><text:bookmark text:name="h.cgnx6oho7jzc"/>Sommaire</text:h>
      <text:p text:style-name="P1"/>
      <text:p text:style-name="P3"/>
      <text:list xml:id="list4920856025704258941" text:style-name="LS1">
        <text:list-item>
          <text:p text:style-name="P15"><text:a xlink:type="simple" xlink:href="#h.514b1kf1sa6j" text:style-name="Internet_20_link" text:visited-style-name="Visited_20_Internet_20_Link"><text:span text:style-name="T2">Présentation</text:span></text:a><text:a xlink:type="simple" xlink:href="#h.514b1kf1sa6j" text:style-name="Internet_20_link" text:visited-style-name="Visited_20_Internet_20_Link"><text:span text:style-name="T2"> </text:span></text:a><text:a xlink:type="simple" xlink:href="#h.514b1kf1sa6j" text:style-name="Internet_20_link" text:visited-style-name="Visited_20_Internet_20_Link"><text:span text:style-name="T2">du</text:span></text:a><text:a xlink:type="simple" xlink:href="#h.514b1kf1sa6j" text:style-name="Internet_20_link" text:visited-style-name="Visited_20_Internet_20_Link"><text:span text:style-name="T2"> </text:span></text:a><text:a xlink:type="simple" xlink:href="#h.514b1kf1sa6j" text:style-name="Internet_20_link" text:visited-style-name="Visited_20_Internet_20_Link"><text:span text:style-name="T2">projet</text:span></text:a><text:span text:style-name="T2"> </text:span><text:span text:style-name="T4"><text:tab/>3</text:span></text:p>
        </text:list-item>
      </text:list>
      <text:p text:style-name="P9"><text:a xlink:type="simple" xlink:href="#h.n8yj9fxsuy8t" text:style-name="Internet_20_link" text:visited-style-name="Visited_20_Internet_20_Link"><text:span text:style-name="T3">1.1 </text:span></text:a><text:a xlink:type="simple" xlink:href="#h.n8yj9fxsuy8t" text:style-name="Internet_20_link" text:visited-style-name="Visited_20_Internet_20_Link"><text:span text:style-name="T3">Contexte</text:span></text:a><text:span text:style-name="T4"><text:tab/>3</text:span></text:p>
      <text:p text:style-name="P9"><text:a xlink:type="simple" xlink:href="#h.v514oyt8jbnr" text:style-name="Internet_20_link" text:visited-style-name="Visited_20_Internet_20_Link"><text:span text:style-name="T3">1.2 </text:span></text:a><text:a xlink:type="simple" xlink:href="#h.v514oyt8jbnr" text:style-name="Internet_20_link" text:visited-style-name="Visited_20_Internet_20_Link"><text:span text:style-name="T3">Étude</text:span></text:a><text:a xlink:type="simple" xlink:href="#h.v514oyt8jbnr" text:style-name="Internet_20_link" text:visited-style-name="Visited_20_Internet_20_Link"><text:span text:style-name="T3"> </text:span></text:a><text:a xlink:type="simple" xlink:href="#h.v514oyt8jbnr" text:style-name="Internet_20_link" text:visited-style-name="Visited_20_Internet_20_Link"><text:span text:style-name="T3">de</text:span></text:a><text:a xlink:type="simple" xlink:href="#h.v514oyt8jbnr" text:style-name="Internet_20_link" text:visited-style-name="Visited_20_Internet_20_Link"><text:span text:style-name="T3"> </text:span></text:a><text:a xlink:type="simple" xlink:href="#h.v514oyt8jbnr" text:style-name="Internet_20_link" text:visited-style-name="Visited_20_Internet_20_Link"><text:span text:style-name="T3">l</text:span></text:a><text:a xlink:type="simple" xlink:href="#h.v514oyt8jbnr" text:style-name="Internet_20_link" text:visited-style-name="Visited_20_Internet_20_Link"><text:span text:style-name="T3">’</text:span></text:a><text:a xlink:type="simple" xlink:href="#h.v514oyt8jbnr" text:style-name="Internet_20_link" text:visited-style-name="Visited_20_Internet_20_Link"><text:span text:style-name="T3">existant</text:span></text:a><text:span text:style-name="T4"><text:tab/>3</text:span></text:p>
      <text:p text:style-name="P9"><text:a xlink:type="simple" xlink:href="#h.og3ubj95e5r2" text:style-name="Internet_20_link" text:visited-style-name="Visited_20_Internet_20_Link"><text:span text:style-name="T3">1.3 </text:span></text:a><text:a xlink:type="simple" xlink:href="#h.og3ubj95e5r2" text:style-name="Internet_20_link" text:visited-style-name="Visited_20_Internet_20_Link"><text:span text:style-name="T3">Objectifs</text:span></text:a><text:span text:style-name="T4"><text:tab/>4</text:span></text:p>
      <text:p text:style-name="P9"><text:a xlink:type="simple" xlink:href="#h.s1pl09uffad7" text:style-name="Internet_20_link" text:visited-style-name="Visited_20_Internet_20_Link"><text:span text:style-name="T3">1.4 </text:span></text:a><text:a xlink:type="simple" xlink:href="#h.s1pl09uffad7" text:style-name="Internet_20_link" text:visited-style-name="Visited_20_Internet_20_Link"><text:span text:style-name="T3">Calendrier</text:span></text:a><text:span text:style-name="T4"><text:tab/>4</text:span></text:p>
      <text:p text:style-name="P9"><text:a xlink:type="simple" xlink:href="#h.uyf03b5nsg2u" text:style-name="Internet_20_link" text:visited-style-name="Visited_20_Internet_20_Link"><text:span text:style-name="T3">1.5 </text:span></text:a><text:a xlink:type="simple" xlink:href="#h.uyf03b5nsg2u" text:style-name="Internet_20_link" text:visited-style-name="Visited_20_Internet_20_Link"><text:span text:style-name="T3">Critères</text:span></text:a><text:a xlink:type="simple" xlink:href="#h.uyf03b5nsg2u" text:style-name="Internet_20_link" text:visited-style-name="Visited_20_Internet_20_Link"><text:span text:style-name="T3"> </text:span></text:a><text:a xlink:type="simple" xlink:href="#h.uyf03b5nsg2u" text:style-name="Internet_20_link" text:visited-style-name="Visited_20_Internet_20_Link"><text:span text:style-name="T3">d</text:span></text:a><text:a xlink:type="simple" xlink:href="#h.uyf03b5nsg2u" text:style-name="Internet_20_link" text:visited-style-name="Visited_20_Internet_20_Link"><text:span text:style-name="T3">'</text:span></text:a><text:a xlink:type="simple" xlink:href="#h.uyf03b5nsg2u" text:style-name="Internet_20_link" text:visited-style-name="Visited_20_Internet_20_Link"><text:span text:style-name="T3">acceptibilité</text:span></text:a><text:a xlink:type="simple" xlink:href="#h.uyf03b5nsg2u" text:style-name="Internet_20_link" text:visited-style-name="Visited_20_Internet_20_Link"><text:span text:style-name="T3"> </text:span></text:a><text:a xlink:type="simple" xlink:href="#h.uyf03b5nsg2u" text:style-name="Internet_20_link" text:visited-style-name="Visited_20_Internet_20_Link"><text:span text:style-name="T3">du</text:span></text:a><text:a xlink:type="simple" xlink:href="#h.uyf03b5nsg2u" text:style-name="Internet_20_link" text:visited-style-name="Visited_20_Internet_20_Link"><text:span text:style-name="T3"> </text:span></text:a><text:a xlink:type="simple" xlink:href="#h.uyf03b5nsg2u" text:style-name="Internet_20_link" text:visited-style-name="Visited_20_Internet_20_Link"><text:span text:style-name="T3">produit</text:span></text:a><text:span text:style-name="T4"><text:tab/>4</text:span></text:p>
      <text:p text:style-name="P10"/>
      <text:list xml:id="list20466622" text:continue-numbering="true" text:style-name="LS1">
        <text:list-item>
          <text:p text:style-name="P15"><text:a xlink:type="simple" xlink:href="#h.ib7nl9k1y842" text:style-name="Internet_20_link" text:visited-style-name="Visited_20_Internet_20_Link"><text:span text:style-name="T2">Analyse</text:span></text:a><text:a xlink:type="simple" xlink:href="#h.ib7nl9k1y842" text:style-name="Internet_20_link" text:visited-style-name="Visited_20_Internet_20_Link"><text:span text:style-name="T2"> </text:span></text:a><text:a xlink:type="simple" xlink:href="#h.ib7nl9k1y842" text:style-name="Internet_20_link" text:visited-style-name="Visited_20_Internet_20_Link"><text:span text:style-name="T2">des</text:span></text:a><text:a xlink:type="simple" xlink:href="#h.ib7nl9k1y842" text:style-name="Internet_20_link" text:visited-style-name="Visited_20_Internet_20_Link"><text:span text:style-name="T2"> </text:span></text:a><text:a xlink:type="simple" xlink:href="#h.ib7nl9k1y842" text:style-name="Internet_20_link" text:visited-style-name="Visited_20_Internet_20_Link"><text:span text:style-name="T2">besoin</text:span></text:a><text:span text:style-name="T4"><text:tab/>5</text:span></text:p>
        </text:list-item>
      </text:list>
      <text:p text:style-name="P9"><text:a xlink:type="simple" xlink:href="#h.d5x1vz621dho" text:style-name="Internet_20_link" text:visited-style-name="Visited_20_Internet_20_Link"><text:span text:style-name="T3">2.1 </text:span></text:a><text:a xlink:type="simple" xlink:href="#h.d5x1vz621dho" text:style-name="Internet_20_link" text:visited-style-name="Visited_20_Internet_20_Link"><text:span text:style-name="T3">Liste</text:span></text:a><text:a xlink:type="simple" xlink:href="#h.d5x1vz621dho" text:style-name="Internet_20_link" text:visited-style-name="Visited_20_Internet_20_Link"><text:span text:style-name="T3"> </text:span></text:a><text:a xlink:type="simple" xlink:href="#h.d5x1vz621dho" text:style-name="Internet_20_link" text:visited-style-name="Visited_20_Internet_20_Link"><text:span text:style-name="T3">des</text:span></text:a><text:a xlink:type="simple" xlink:href="#h.d5x1vz621dho" text:style-name="Internet_20_link" text:visited-style-name="Visited_20_Internet_20_Link"><text:span text:style-name="T3"> </text:span></text:a><text:a xlink:type="simple" xlink:href="#h.d5x1vz621dho" text:style-name="Internet_20_link" text:visited-style-name="Visited_20_Internet_20_Link"><text:span text:style-name="T3">acteurs</text:span></text:a><text:span text:style-name="T3"><text:tab/></text:span><text:span text:style-name="T4">5</text:span></text:p>
      <text:p text:style-name="P9"><text:a xlink:type="simple" xlink:href="#h.5yuy6lht9u1y" text:style-name="Internet_20_link" text:visited-style-name="Visited_20_Internet_20_Link"><text:span text:style-name="T3">2.2 </text:span></text:a><text:a xlink:type="simple" xlink:href="#h.5yuy6lht9u1y" text:style-name="Internet_20_link" text:visited-style-name="Visited_20_Internet_20_Link"><text:span text:style-name="T3">Expression</text:span></text:a><text:a xlink:type="simple" xlink:href="#h.5yuy6lht9u1y" text:style-name="Internet_20_link" text:visited-style-name="Visited_20_Internet_20_Link"><text:span text:style-name="T3"> </text:span></text:a><text:a xlink:type="simple" xlink:href="#h.5yuy6lht9u1y" text:style-name="Internet_20_link" text:visited-style-name="Visited_20_Internet_20_Link"><text:span text:style-name="T3">des</text:span></text:a><text:a xlink:type="simple" xlink:href="#h.5yuy6lht9u1y" text:style-name="Internet_20_link" text:visited-style-name="Visited_20_Internet_20_Link"><text:span text:style-name="T3"> </text:span></text:a><text:a xlink:type="simple" xlink:href="#h.5yuy6lht9u1y" text:style-name="Internet_20_link" text:visited-style-name="Visited_20_Internet_20_Link"><text:span text:style-name="T3">besoins</text:span></text:a><text:span text:style-name="T3"><text:tab/></text:span><text:span text:style-name="T4">5</text:span></text:p>
      <text:p text:style-name="P9"><text:a xlink:type="simple" xlink:href="#h.g4m9jvj13bj3" text:style-name="Internet_20_link" text:visited-style-name="Visited_20_Internet_20_Link"><text:span text:style-name="T3">2.3 </text:span></text:a><text:a xlink:type="simple" xlink:href="#h.g4m9jvj13bj3" text:style-name="Internet_20_link" text:visited-style-name="Visited_20_Internet_20_Link"><text:span text:style-name="T3">Besoins</text:span></text:a><text:a xlink:type="simple" xlink:href="#h.g4m9jvj13bj3" text:style-name="Internet_20_link" text:visited-style-name="Visited_20_Internet_20_Link"><text:span text:style-name="T3"> </text:span></text:a><text:a xlink:type="simple" xlink:href="#h.g4m9jvj13bj3" text:style-name="Internet_20_link" text:visited-style-name="Visited_20_Internet_20_Link"><text:span text:style-name="T3">fonctionnels</text:span></text:a><text:span text:style-name="T3"><text:tab/></text:span><text:span text:style-name="T4">5</text:span></text:p>
      <text:p text:style-name="P9"><text:a xlink:type="simple" xlink:href="#h.1gz8ay97h25p" text:style-name="Internet_20_link" text:visited-style-name="Visited_20_Internet_20_Link"><text:span text:style-name="T3">2.4 </text:span></text:a><text:a xlink:type="simple" xlink:href="#h.1gz8ay97h25p" text:style-name="Internet_20_link" text:visited-style-name="Visited_20_Internet_20_Link"><text:span text:style-name="T3">Besoins</text:span></text:a><text:a xlink:type="simple" xlink:href="#h.1gz8ay97h25p" text:style-name="Internet_20_link" text:visited-style-name="Visited_20_Internet_20_Link"><text:span text:style-name="T3"> </text:span></text:a><text:a xlink:type="simple" xlink:href="#h.1gz8ay97h25p" text:style-name="Internet_20_link" text:visited-style-name="Visited_20_Internet_20_Link"><text:span text:style-name="T3">non</text:span></text:a><text:a xlink:type="simple" xlink:href="#h.1gz8ay97h25p" text:style-name="Internet_20_link" text:visited-style-name="Visited_20_Internet_20_Link"><text:span text:style-name="T3"> </text:span></text:a><text:a xlink:type="simple" xlink:href="#h.1gz8ay97h25p" text:style-name="Internet_20_link" text:visited-style-name="Visited_20_Internet_20_Link"><text:span text:style-name="T3">fonctionnels</text:span></text:a><text:span text:style-name="T3"><text:tab/></text:span><text:span text:style-name="T4">6</text:span></text:p>
      <text:p text:style-name="P9"><text:a xlink:type="simple" xlink:href="#h.d7v1pc432vjf" text:style-name="Internet_20_link" text:visited-style-name="Visited_20_Internet_20_Link"><text:span text:style-name="T3">2.5 </text:span></text:a><text:a xlink:type="simple" xlink:href="#h.d7v1pc432vjf" text:style-name="Internet_20_link" text:visited-style-name="Visited_20_Internet_20_Link"><text:span text:style-name="T3">Fonctionnalités</text:span></text:a><text:span text:style-name="T3"><text:tab/></text:span><text:span text:style-name="T4">6</text:span></text:p>
      <text:p text:style-name="P9"><text:a xlink:type="simple" xlink:href="#h.qwgckinoecr3" text:style-name="Internet_20_link" text:visited-style-name="Visited_20_Internet_20_Link"><text:span text:style-name="T3">2.6 </text:span></text:a><text:a xlink:type="simple" xlink:href="#h.qwgckinoecr3" text:style-name="Internet_20_link" text:visited-style-name="Visited_20_Internet_20_Link"><text:span text:style-name="T3">Cas</text:span></text:a><text:a xlink:type="simple" xlink:href="#h.qwgckinoecr3" text:style-name="Internet_20_link" text:visited-style-name="Visited_20_Internet_20_Link"><text:span text:style-name="T3"> </text:span></text:a><text:a xlink:type="simple" xlink:href="#h.qwgckinoecr3" text:style-name="Internet_20_link" text:visited-style-name="Visited_20_Internet_20_Link"><text:span text:style-name="T3">d</text:span></text:a><text:a xlink:type="simple" xlink:href="#h.qwgckinoecr3" text:style-name="Internet_20_link" text:visited-style-name="Visited_20_Internet_20_Link"><text:span text:style-name="T3">'</text:span></text:a><text:a xlink:type="simple" xlink:href="#h.qwgckinoecr3" text:style-name="Internet_20_link" text:visited-style-name="Visited_20_Internet_20_Link"><text:span text:style-name="T3">utilisation</text:span></text:a><text:span text:style-name="T3"><text:tab/></text:span><text:span text:style-name="T4">8</text:span></text:p>
      <text:p text:style-name="P10"/>
      <text:list xml:id="list20449886" text:continue-numbering="true" text:style-name="LS1">
        <text:list-item>
          <text:p text:style-name="P15"><text:span text:style-name="T2">L</text:span><text:a xlink:type="simple" xlink:href="#h.2xvfveplmlms" text:style-name="Internet_20_link" text:visited-style-name="Visited_20_Internet_20_Link"><text:span text:style-name="T2">ivrables</text:span></text:a><text:span text:style-name="T4"><text:tab/>9</text:span></text:p>
        </text:list-item>
      </text:list>
      <text:p text:style-name="P6"/>
      <text:list xml:id="list20449020" text:continue-numbering="true" text:style-name="LS1">
        <text:list-item>
          <text:p text:style-name="P15"><text:a xlink:type="simple" xlink:href="#h.mnz2gjosswd3" text:style-name="Internet_20_link" text:visited-style-name="Visited_20_Internet_20_Link"><text:span text:style-name="T2">Contraintes</text:span></text:a><text:span text:style-name="T4"><text:tab/>9</text:span></text:p>
        </text:list-item>
      </text:list>
      <text:p text:style-name="P9"><text:a xlink:type="simple" xlink:href="#h.m5ky4l57y4l8" text:style-name="Internet_20_link" text:visited-style-name="Visited_20_Internet_20_Link"><text:span text:style-name="T3">4.1 </text:span></text:a><text:a xlink:type="simple" xlink:href="#h.m5ky4l57y4l8" text:style-name="Internet_20_link" text:visited-style-name="Visited_20_Internet_20_Link"><text:span text:style-name="T3">Documentations</text:span></text:a><text:span text:style-name="T4"><text:tab/>9</text:span></text:p>
      <text:p text:style-name="P9"><text:a xlink:type="simple" xlink:href="#h.twclqsy7fref" text:style-name="Internet_20_link" text:visited-style-name="Visited_20_Internet_20_Link"><text:span text:style-name="T3">4.2 </text:span></text:a><text:a xlink:type="simple" xlink:href="#h.twclqsy7fref" text:style-name="Internet_20_link" text:visited-style-name="Visited_20_Internet_20_Link"><text:span text:style-name="T3">Délais</text:span></text:a><text:span text:style-name="T4"><text:tab/>9</text:span></text:p>
      <text:p text:style-name="P9"><text:a xlink:type="simple" xlink:href="#h.mdfu609six0z" text:style-name="Internet_20_link" text:visited-style-name="Visited_20_Internet_20_Link"><text:span text:style-name="T3">4.3 </text:span></text:a><text:a xlink:type="simple" xlink:href="#h.mdfu609six0z" text:style-name="Internet_20_link" text:visited-style-name="Visited_20_Internet_20_Link"><text:span text:style-name="T3">Contraintes</text:span></text:a><text:a xlink:type="simple" xlink:href="#h.mdfu609six0z" text:style-name="Internet_20_link" text:visited-style-name="Visited_20_Internet_20_Link"><text:span text:style-name="T3"> </text:span></text:a><text:a xlink:type="simple" xlink:href="#h.mdfu609six0z" text:style-name="Internet_20_link" text:visited-style-name="Visited_20_Internet_20_Link"><text:span text:style-name="T3">techniques</text:span></text:a><text:span text:style-name="T4"><text:tab/>9</text:span></text:p>
      <text:p text:style-name="P1"/>
      <text:p text:style-name="P1"/>
      <text:h text:style-name="P41" text:outline-level="10"><text:bookmark text:name="h.5ukfve4qhb7v"/></text:h>
      <text:h text:style-name="P43" text:outline-level="10"><text:bookmark text:name="h.4c3s2j8rapik"/><text:bookmark text:name="h.514b1kf1sa6j"/>1) Présentation du projet</text:h>
      <text:p text:style-name="P1"/>
      <text:h text:style-name="P44" text:outline-level="10"><text:bookmark text:name="h.n8yj9fxsuy8t"/>1.1 Contexte</text:h>
      <text:p text:style-name="P1"/>
      <text:p text:style-name="P1"/>
      <text:p text:style-name="P1">Ce projet se déroulera dans le cadre d’un projet lors du semestre 6 de L3 SPI Informatique. Le but de ce projet est de développer un logiciel suffisamment complexe pour justifier un travail en équipe et la mise en œuvre des préceptes de Génie Logiciel.</text:p>
      <text:p text:style-name="P1"/>
      <text:p text:style-name="P1"/>
      <text:p text:style-name="P1"/>
      <text:h text:style-name="P44" text:outline-level="10"><text:bookmark text:name="h.v514oyt8jbnr"/>1.2 Étude de l’existant</text:h>
      <text:p text:style-name="P1"/>
      <text:list xml:id="list4410275741575692825" text:style-name="LS2">
        <text:list-item>
          <text:p text:style-name="P17">Tic tac logic : Jeu de takuzu en ligne gratuit.</text:p>
        </text:list-item>
      </text:list>
      <text:p text:style-name="P1"><text:s/><text:a xlink:type="simple" xlink:href="http://www.conceptispuzzles.com/index.aspx?uri=puzzle/tic-tac-logic" text:style-name="Internet_20_link" text:visited-style-name="Visited_20_Internet_20_Link"><text:span text:style-name="T5">http</text:span></text:a><text:a xlink:type="simple" xlink:href="http://www.conceptispuzzles.com/index.aspx?uri=puzzle/tic-tac-logic" text:style-name="Internet_20_link" text:visited-style-name="Visited_20_Internet_20_Link"><text:span text:style-name="T5">://</text:span></text:a><text:a xlink:type="simple" xlink:href="http://www.conceptispuzzles.com/index.aspx?uri=puzzle/tic-tac-logic" text:style-name="Internet_20_link" text:visited-style-name="Visited_20_Internet_20_Link"><text:span text:style-name="T5">www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conceptispuzzles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com</text:span></text:a><text:a xlink:type="simple" xlink:href="http://www.conceptispuzzles.com/index.aspx?uri=puzzle/tic-tac-logic" text:style-name="Internet_20_link" text:visited-style-name="Visited_20_Internet_20_Link"><text:span text:style-name="T5">/</text:span></text:a><text:a xlink:type="simple" xlink:href="http://www.conceptispuzzles.com/index.aspx?uri=puzzle/tic-tac-logic" text:style-name="Internet_20_link" text:visited-style-name="Visited_20_Internet_20_Link"><text:span text:style-name="T5">index</text:span></text:a><text:a xlink:type="simple" xlink:href="http://www.conceptispuzzles.com/index.aspx?uri=puzzle/tic-tac-logic" text:style-name="Internet_20_link" text:visited-style-name="Visited_20_Internet_20_Link"><text:span text:style-name="T5">.</text:span></text:a><text:a xlink:type="simple" xlink:href="http://www.conceptispuzzles.com/index.aspx?uri=puzzle/tic-tac-logic" text:style-name="Internet_20_link" text:visited-style-name="Visited_20_Internet_20_Link"><text:span text:style-name="T5">aspx</text:span></text:a><text:a xlink:type="simple" xlink:href="http://www.conceptispuzzles.com/index.aspx?uri=puzzle/tic-tac-logic" text:style-name="Internet_20_link" text:visited-style-name="Visited_20_Internet_20_Link"><text:span text:style-name="T5">?</text:span></text:a><text:a xlink:type="simple" xlink:href="http://www.conceptispuzzles.com/index.aspx?uri=puzzle/tic-tac-logic" text:style-name="Internet_20_link" text:visited-style-name="Visited_20_Internet_20_Link"><text:span text:style-name="T5">uri</text:span></text:a><text:a xlink:type="simple" xlink:href="http://www.conceptispuzzles.com/index.aspx?uri=puzzle/tic-tac-logic" text:style-name="Internet_20_link" text:visited-style-name="Visited_20_Internet_20_Link"><text:span text:style-name="T5">=</text:span></text:a><text:a xlink:type="simple" xlink:href="http://www.conceptispuzzles.com/index.aspx?uri=puzzle/tic-tac-logic" text:style-name="Internet_20_link" text:visited-style-name="Visited_20_Internet_20_Link"><text:span text:style-name="T5">puzzle</text:span></text:a><text:a xlink:type="simple" xlink:href="http://www.conceptispuzzles.com/index.aspx?uri=puzzle/tic-tac-logic" text:style-name="Internet_20_link" text:visited-style-name="Visited_20_Internet_20_Link"><text:span text:style-name="T5">/</text:span></text:a><text:a xlink:type="simple" xlink:href="http://www.conceptispuzzles.com/index.aspx?uri=puzzle/tic-tac-logic" text:style-name="Internet_20_link" text:visited-style-name="Visited_20_Internet_20_Link"><text:span text:style-name="T5">tic</text:span></text:a><text:a xlink:type="simple" xlink:href="http://www.conceptispuzzles.com/index.aspx?uri=puzzle/tic-tac-logic" text:style-name="Internet_20_link" text:visited-style-name="Visited_20_Internet_20_Link"><text:span text:style-name="T5">-</text:span></text:a><text:a xlink:type="simple" xlink:href="http://www.conceptispuzzles.com/index.aspx?uri=puzzle/tic-tac-logic" text:style-name="Internet_20_link" text:visited-style-name="Visited_20_Internet_20_Link"><text:span text:style-name="T5">tac</text:span></text:a><text:a xlink:type="simple" xlink:href="http://www.conceptispuzzles.com/index.aspx?uri=puzzle/tic-tac-logic" text:style-name="Internet_20_link" text:visited-style-name="Visited_20_Internet_20_Link"><text:span text:style-name="T5">-</text:span></text:a><text:a xlink:type="simple" xlink:href="http://www.conceptispuzzles.com/index.aspx?uri=puzzle/tic-tac-logic" text:style-name="Internet_20_link" text:visited-style-name="Visited_20_Internet_20_Link"><text:span text:style-name="T5">logic</text:span></text:a></text:p>
      <text:p text:style-name="P1"/>
      <text:list xml:id="list7042558483434361602" text:style-name="LS3">
        <text:list-item>
          <text:p text:style-name="P18"><text:s/>Kas tete takuzu : Jeu de takuzu en ligne gratuit.</text:p>
        </text:list-item>
      </text:list>
      <text:p text:style-name="P1"><text:s/><text:a xlink:type="simple" xlink:href="http://www.kastete.fr/jouer-une-grille-de-takuzu-binero" text:style-name="Internet_20_link" text:visited-style-name="Visited_20_Internet_20_Link"><text:span text:style-name="T5">http</text:span></text:a><text:a xlink:type="simple" xlink:href="http://www.kastete.fr/jouer-une-grille-de-takuzu-binero" text:style-name="Internet_20_link" text:visited-style-name="Visited_20_Internet_20_Link"><text:span text:style-name="T5">://</text:span></text:a><text:a xlink:type="simple" xlink:href="http://www.kastete.fr/jouer-une-grille-de-takuzu-binero" text:style-name="Internet_20_link" text:visited-style-name="Visited_20_Internet_20_Link"><text:span text:style-name="T5">www</text:span></text:a><text:a xlink:type="simple" xlink:href="http://www.kastete.fr/jouer-une-grille-de-takuzu-binero" text:style-name="Internet_20_link" text:visited-style-name="Visited_20_Internet_20_Link"><text:span text:style-name="T5">.</text:span></text:a><text:a xlink:type="simple" xlink:href="http://www.kastete.fr/jouer-une-grille-de-takuzu-binero" text:style-name="Internet_20_link" text:visited-style-name="Visited_20_Internet_20_Link"><text:span text:style-name="T5">kastete</text:span></text:a><text:a xlink:type="simple" xlink:href="http://www.kastete.fr/jouer-une-grille-de-takuzu-binero" text:style-name="Internet_20_link" text:visited-style-name="Visited_20_Internet_20_Link"><text:span text:style-name="T5">.</text:span></text:a><text:a xlink:type="simple" xlink:href="http://www.kastete.fr/jouer-une-grille-de-takuzu-binero" text:style-name="Internet_20_link" text:visited-style-name="Visited_20_Internet_20_Link"><text:span text:style-name="T5">fr</text:span></text:a><text:a xlink:type="simple" xlink:href="http://www.kastete.fr/jouer-une-grille-de-takuzu-binero" text:style-name="Internet_20_link" text:visited-style-name="Visited_20_Internet_20_Link"><text:span text:style-name="T5">/</text:span></text:a><text:a xlink:type="simple" xlink:href="http://www.kastete.fr/jouer-une-grille-de-takuzu-binero" text:style-name="Internet_20_link" text:visited-style-name="Visited_20_Internet_20_Link"><text:span text:style-name="T5">jouer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un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grill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de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takuzu</text:span></text:a><text:a xlink:type="simple" xlink:href="http://www.kastete.fr/jouer-une-grille-de-takuzu-binero" text:style-name="Internet_20_link" text:visited-style-name="Visited_20_Internet_20_Link"><text:span text:style-name="T5">-</text:span></text:a><text:a xlink:type="simple" xlink:href="http://www.kastete.fr/jouer-une-grille-de-takuzu-binero" text:style-name="Internet_20_link" text:visited-style-name="Visited_20_Internet_20_Link"><text:span text:style-name="T5">binero</text:span></text:a></text:p>
      <text:p text:style-name="P1"/>
      <text:p text:style-name="P1"/>
      <text:p text:style-name="P1">La partie ci-dessous décrit les différentes fonctions communes et spécifiques des </text:p>
      <text:p text:style-name="P1">deux applications :</text:p>
      <text:p text:style-name="P1"/>
      <text:h text:style-name="P46" text:outline-level="10"><text:bookmark text:name="h.85ckw0ueae2u"/>Fonctions communes :<text:tab/></text:h>
      <text:list xml:id="list5331653634973012923" text:style-name="LS4">
        <text:list-item>
          <text:p text:style-name="P19">un menu d'aide</text:p>
        </text:list-item>
        <text:list-item>
          <text:p text:style-name="P19">un compteur de temps</text:p>
        </text:list-item>
        <text:list-item>
          <text:p text:style-name="P19">un choix de difficulté du jeu <text:s text:c="3"/></text:p>
        </text:list-item>
      </text:list>
      <text:p text:style-name="P1"><text:s text:c="88"/></text:p>
      <text:h text:style-name="P46" text:outline-level="10"><text:bookmark text:name="h.a9y2mxlm06vo"/>Tic tac logic :</text:h>
      <text:list xml:id="list510787399906664947" text:style-name="LS5">
        <text:list-item>
          <text:p text:style-name="P20">système de zoom</text:p>
        </text:list-item>
        <text:list-item>
          <text:p text:style-name="P20">système d'hypothèse</text:p>
        </text:list-item>
        <text:list-item>
          <text:p text:style-name="P20">imprimer la feuille </text:p>
        </text:list-item>
        <text:list-item>
          <text:p text:style-name="P20">système de sauvegarde</text:p>
        </text:list-item>
      </text:list>
      <text:p text:style-name="P1"/>
      <text:h text:style-name="P46" text:outline-level="10"><text:bookmark text:name="h.x3fskqyl432g"/>Kas tete takuzu :</text:h>
      <text:list xml:id="list7827598228700465842" text:style-name="LS6">
        <text:list-item>
          <text:p text:style-name="P21">système de succès</text:p>
        </text:list-item>
        <text:list-item>
          <text:p text:style-name="P21">statistiques de la grille</text:p>
        </text:list-item>
      </text:list>
      <text:p text:style-name="P1"/>
      <text:p text:style-name="P1"/>
      <text:h text:style-name="P44" text:outline-level="10"><text:bookmark text:name="h.og3ubj95e5r2"/><text:soft-page-break/>1.3 Objectifs</text:h>
      <text:p text:style-name="P1"/>
      <text:p text:style-name="P1">Ce projet doit aboutir à la création d’une application de type jeu de takuzu (ou binairo), destinée à tous publics. Un système d’aide permettra de débloquer le joueur, peu importe son expérience et la difficulté du niveau.</text:p>
      <text:p text:style-name="P1">L’application comprendra :</text:p>
      <text:list xml:id="list3550174361483450476" text:style-name="LS7">
        <text:list-item>
          <text:p text:style-name="P22">La résolution d'un takuzu</text:p>
        </text:list-item>
        <text:list-item>
          <text:p text:style-name="P22">Un système d'aide à partir des 3 règles du jeu</text:p>
        </text:list-item>
        <text:list-item>
          <text:p text:style-name="P22">Un système de sauvegarde/chargement de parties</text:p>
        </text:list-item>
      </text:list>
      <text:p text:style-name="P1"/>
      <text:p text:style-name="P1"/>
      <text:h text:style-name="P44" text:outline-level="10"><text:bookmark text:name="h.s1pl09uffad7"/>1.4 Calendrier</text:h>
      <text:p text:style-name="P1"/>
      <text:p text:style-name="P1">14 Janvier 2015 : </text:p>
      <text:list xml:id="list4093216225419959457" text:style-name="LS8">
        <text:list-item>
          <text:p text:style-name="P23">Premier contact avec le client, présentation de ses idées et de son besoin.</text:p>
        </text:list-item>
      </text:list>
      <text:p text:style-name="P1"/>
      <text:p text:style-name="P1">20 Janvier 2015 :</text:p>
      <text:list xml:id="list969482564383725344" text:style-name="LS9">
        <text:list-item>
          <text:p text:style-name="P24">Entretien client 1 - Propositions de concepts liés au projet pour validation ou non.</text:p>
        </text:list-item>
      </text:list>
      <text:p text:style-name="P1"/>
      <text:p text:style-name="P1">3 Février 2015 :</text:p>
      <text:list xml:id="list7882077749668700718" text:style-name="LS10">
        <text:list-item>
          <text:p text:style-name="P25">Entretien client 2 - Exposition du premier jet du cahier des charges.</text:p>
        </text:list-item>
      </text:list>
      <text:p text:style-name="P1"/>
      <text:p text:style-name="P1">Début février : Début du codage</text:p>
      <text:p text:style-name="P1">Lundi 9 février : Bilan de milieu de projet.</text:p>
      <text:p text:style-name="P1"/>
      <text:p text:style-name="P1">27 Avril 2015 :</text:p>
      <text:list xml:id="list4057853036226366794" text:style-name="LS11">
        <text:list-item>
          <text:p text:style-name="P26">Présentation du jeu et livraison du produit.</text:p>
        </text:list-item>
      </text:list>
      <text:p text:style-name="P1"/>
      <text:p text:style-name="P1"/>
      <text:h text:style-name="P44" text:outline-level="10"><text:bookmark text:name="h.uyf03b5nsg2u"/>1.5 Critères d’acceptabilité du produit</text:h>
      <text:p text:style-name="P1"/>
      <text:p text:style-name="P1">L'application doit répondre aux critères suivants :</text:p>
      <text:list xml:id="list967907983705504286" text:style-name="LS12">
        <text:list-item>
          <text:p text:style-name="P27">Validation du produit via un dossier de tests réalisé par notre groupe</text:p>
        </text:list-item>
        <text:list-item>
          <text:p text:style-name="P27">Respect des contraintes du client (choix technologique, fonctionnalités de l'application, délais)</text:p>
        </text:list-item>
      </text:list>
      <text:p text:style-name="P1"/>
      <text:h text:style-name="P43" text:outline-level="10"><text:bookmark text:name="h.hgrl40ibfjv0"/><text:bookmark text:name="h.ib7nl9k1y842"/>2) Analyse des besoins </text:h>
      <text:p text:style-name="P1"/>
      <text:h text:style-name="P44" text:outline-level="10"><text:bookmark text:name="h.d5x1vz621dho"/>2.1 Liste des acteurs </text:h>
      <text:p text:style-name="P1"/>
      <text:p text:style-name="P1">L'utilisateur : </text:p>
      <text:list xml:id="list4016105530553016940" text:style-name="LS13">
        <text:list-item>
          <text:p text:style-name="P28">L'utilisateur peut choisir la difficulté et la taille de la grille. </text:p>
        </text:list-item>
        <text:list-item>
          <text:p text:style-name="P28">Il pourra faire appel à une aide </text:p>
        </text:list-item>
        <text:list-item>
          <text:p text:style-name="P28">Il peut sauvegarder la partie et la charger plus tard. </text:p>
        </text:list-item>
        <text:list-item>
          <text:p text:style-name="P28">L'utilisateur peut également consulter le classement du jeu (local et global). </text:p>
        </text:list-item>
      </text:list>
      <text:p text:style-name="P1"/>
      <text:h text:style-name="P44" text:outline-level="10"><text:bookmark text:name="h.5yuy6lht9u1y"/>2.2 Expression des besoins </text:h>
      <text:p text:style-name="P1"/>
      <text:list xml:id="list254467145344172284" text:style-name="LS14">
        <text:list-item>
          <text:p text:style-name="P29">Le client souhaite disposer d'une application réalisée sous Ruby et l'interface graphique en GTK+. </text:p>
        </text:list-item>
      </text:list>
      <text:p text:style-name="P1"><text:tab/> </text:p>
      <text:list xml:id="list5206480872332657740" text:style-name="LS15">
        <text:list-item>
          <text:p text:style-name="P30">La résolution de grilles de Takuzu, selon les règles traditionnelles du jeu, <text:tab/>avec la possibilité de demander de l'aide si le joueur est bloqué. L'application doit pouvoir charger une partie précédente. </text:p>
        </text:list-item>
      </text:list>
      <text:p text:style-name="P1"/>
      <text:h text:style-name="P44" text:outline-level="10"><text:bookmark text:name="h.g4m9jvj13bj3"/>2.3 Besoins fonctionnels </text:h>
      <text:p text:style-name="P1"/>
      <text:h text:style-name="P46" text:outline-level="10"><text:bookmark text:name="h.fk57i2zo3ub"/>Résolution des grilles de Takuzu </text:h>
      <text:list xml:id="list5917799793392582033" text:style-name="LS16">
        <text:list-item>
          <text:p text:style-name="P31">Démarrer une partie </text:p>
        </text:list-item>
      </text:list>
      <text:p text:style-name="P11">L'utilisateur doit pouvoir choisir le niveau de difficulté et la </text:p>
      <text:p text:style-name="P1"><text:tab/><text:tab/>taille de la grille.<text:tab/> </text:p>
      <text:p text:style-name="P1"/>
      <text:list xml:id="list2623642839054528417" text:style-name="LS17">
        <text:list-item>
          <text:p text:style-name="P32">Lors d'une partie, le joueur peut demander de l'aide s'il se voit bloqué. </text:p>
        </text:list-item>
      </text:list>
      <text:p text:style-name="P1"><text:tab/>Deux niveaux d'aide sont disponibles : </text:p>
      <text:list xml:id="list6845954467350101978" text:style-name="LS18">
        <text:list-item>
          <text:p text:style-name="P33">Aide indirecte qui énonce une règle applicable à la situation de jeu </text:p>
        </text:list-item>
        <text:list-item>
          <text:p text:style-name="P33">Conseil qui résout une case par rapport à la solution </text:p>
        </text:list-item>
      </text:list>
      <text:p text:style-name="P1"/>
      <text:list xml:id="list2986933515868251262" text:style-name="LS19">
        <text:list-item>
          <text:p text:style-name="P34">Sauvegarder la grille en cours </text:p>
        </text:list-item>
      </text:list>
      <text:p text:style-name="P1"><text:tab/> <text:tab/>L'application doit pouvoir gérer les sauvegardes des grilles en fonction </text:p>
      <text:p text:style-name="P1"><text:tab/><text:tab/>du niveau de difficulté et de la taille de la grille. </text:p>
      <text:list xml:id="list8980305450338317024" text:style-name="LS20">
        <text:list-item>
          <text:p text:style-name="P35">Charger une grille </text:p>
        </text:list-item>
      </text:list>
      <text:p text:style-name="P1"><text:tab/><text:tab/>L'utilisateur doit pouvoir charger une grille à l'aide d'un menu </text:p>
      <text:p text:style-name="P1"><text:tab/><text:tab/>de sauvegarde </text:p>
      <text:p text:style-name="P1"/>
      <text:h text:style-name="P44" text:outline-level="10"><text:bookmark text:name="h.1gz8ay97h25p"/><text:soft-page-break/>2.4 Besoins non fonctionnels </text:h>
      <text:p text:style-name="P1"/>
      <text:list xml:id="list5716853244127431763" text:style-name="LS21">
        <text:list-item>
          <text:p text:style-name="P36">Sérialisation des objets pour la persistance des données :</text:p>
        </text:list-item>
      </text:list>
      <text:p text:style-name="P12">L'application doit pouvoir sérialiser les grilles, le classement, les options afin de pouvoir les récupérer au redémarrage de l'application.</text:p>
      <text:p text:style-name="P12"/>
      <text:h text:style-name="P44" text:outline-level="10"><text:bookmark text:name="h.d7v1pc432vjf"/>2.5 Fonctionnalités </text:h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Référence</text:p>
          </table:table-cell>
          <table:table-cell table:style-name="Tableau1.A1" office:value-type="string">
            <text:p text:style-name="P16">Fonctionnalité</text:p>
          </table:table-cell>
        </table:table-row>
        <table:table-row>
          <table:table-cell table:style-name="Tableau1.A1" office:value-type="string">
            <text:p text:style-name="P5"><text:span text:style-name="T6">FP</text:span><text:span text:style-name="T6">100</text:span></text:p>
          </table:table-cell>
          <table:table-cell table:style-name="Tableau1.A1" office:value-type="string">
            <text:h text:style-name="P48" text:outline-level="10"><text:bookmark text:name="h.320tm7v7j6f5"/>Jeu</text:h>
          </table:table-cell>
        </table:table-row>
        <table:table-row>
          <table:table-cell table:style-name="Tableau1.A1" office:value-type="string">
            <text:p text:style-name="P5"><text:span text:style-name="T7">FS</text:span><text:span text:style-name="T7">101</text:span></text:p>
          </table:table-cell>
          <table:table-cell table:style-name="Tableau1.A1" office:value-type="string">
            <text:p text:style-name="P5"><text:span text:style-name="T7">Jou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5"><text:span text:style-name="T7">FS</text:span><text:span text:style-name="T7">102</text:span></text:p>
          </table:table-cell>
          <table:table-cell table:style-name="Tableau1.A1" office:value-type="string">
            <text:p text:style-name="P4"><text:span text:style-name="T7">Utiliser</text:span><text:span text:style-name="T7"> </text:span><text:span text:style-name="T7">l</text:span><text:span text:style-name="T7">’</text:span><text:span text:style-name="T7">aide</text:span></text:p>
          </table:table-cell>
        </table:table-row>
        <table:table-row>
          <table:table-cell table:style-name="Tableau1.A1" office:value-type="string">
            <text:p text:style-name="P4"><text:span text:style-name="T6">FP</text:span><text:span text:style-name="T6">200</text:span></text:p>
          </table:table-cell>
          <table:table-cell table:style-name="Tableau1.A1" office:value-type="string">
            <text:h text:style-name="P49" text:outline-level="10"><text:bookmark text:name="h.1y3uuqt5ocht"/>Options</text:h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201</text:span></text:p>
          </table:table-cell>
          <table:table-cell table:style-name="Tableau1.A1" office:value-type="string">
            <text:p text:style-name="P4"><text:span text:style-name="T7">Personnaliser</text:span><text:span text:style-name="T7"> </text:span><text:span text:style-name="T7">l</text:span><text:span text:style-name="T7">’</text:span><text:span text:style-name="T7">interface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202</text:span></text:p>
          </table:table-cell>
          <table:table-cell table:style-name="Tableau1.A1" office:value-type="string">
            <text:p text:style-name="P4"><text:span text:style-name="T7">Gérer</text:span><text:span text:style-name="T7"> </text:span><text:span text:style-name="T7">les</text:span><text:span text:style-name="T7"> </text:span><text:span text:style-name="T7">aides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203</text:span></text:p>
          </table:table-cell>
          <table:table-cell table:style-name="Tableau1.A1" office:value-type="string">
            <text:p text:style-name="P4"><text:span text:style-name="T7">Changer</text:span><text:span text:style-name="T7"> </text:span><text:span text:style-name="T7">la</text:span><text:span text:style-name="T7"> </text:span><text:span text:style-name="T7">langue</text:span></text:p>
          </table:table-cell>
        </table:table-row>
        <table:table-row>
          <table:table-cell table:style-name="Tableau1.A1" office:value-type="string">
            <text:p text:style-name="P4"><text:span text:style-name="T6">FP</text:span><text:span text:style-name="T6">300</text:span></text:p>
          </table:table-cell>
          <table:table-cell table:style-name="Tableau1.A1" office:value-type="string">
            <text:h text:style-name="P49" text:outline-level="10"><text:bookmark text:name="h.kx191qfb4rqp"/>Profils</text:h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301</text:span></text:p>
          </table:table-cell>
          <table:table-cell table:style-name="Tableau1.A1" office:value-type="string">
            <text:p text:style-name="P4"><text:span text:style-name="T7">Cre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302</text:span></text:p>
          </table:table-cell>
          <table:table-cell table:style-name="Tableau1.A1" office:value-type="string">
            <text:p text:style-name="P4"><text:span text:style-name="T7">Supprim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303</text:span></text:p>
          </table:table-cell>
          <table:table-cell table:style-name="Tableau1.A1" office:value-type="string">
            <text:p text:style-name="P4"><text:span text:style-name="T7">Réinitialis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4"><text:span text:style-name="T7">FS</text:span><text:span text:style-name="T7">304</text:span></text:p>
          </table:table-cell>
          <table:table-cell table:style-name="Tableau1.A1" office:value-type="string">
            <text:p text:style-name="P4"><text:span text:style-name="T7">Consulter</text:span><text:span text:style-name="T7"> </text:span><text:span text:style-name="T7">un</text:span><text:span text:style-name="T7"> </text:span><text:span text:style-name="T7">profil</text:span></text:p>
          </table:table-cell>
        </table:table-row>
        <table:table-row>
          <table:table-cell table:style-name="Tableau1.A1" office:value-type="string">
            <text:p text:style-name="P5"><text:span text:style-name="T6">FP</text:span><text:span text:style-name="T6">400</text:span></text:p>
          </table:table-cell>
          <table:table-cell table:style-name="Tableau1.A1" office:value-type="string">
            <text:h text:style-name="P47" text:outline-level="10"><text:bookmark text:name="h.l4tpuefw3gxe"/><text:span text:style-name="T8">Traitement</text:span><text:span text:style-name="T8"> / </text:span><text:span text:style-name="T8">Persistance</text:span><text:span text:style-name="T8"> </text:span><text:span text:style-name="T8">des</text:span><text:span text:style-name="T8"> </text:span><text:span text:style-name="T8">données</text:span></text:h>
          </table:table-cell>
        </table:table-row>
        <table:table-row>
          <table:table-cell table:style-name="Tableau1.A1" office:value-type="string">
            <text:p text:style-name="P5"><text:span text:style-name="T7">FS</text:span><text:span text:style-name="T7">401</text:span></text:p>
          </table:table-cell>
          <table:table-cell table:style-name="Tableau1.A1" office:value-type="string">
            <text:p text:style-name="P5"><text:span text:style-name="T7">Sauvegard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5"><text:span text:style-name="T7">FS</text:span><text:span text:style-name="T7">402</text:span></text:p>
          </table:table-cell>
          <table:table-cell table:style-name="Tableau1.A1" office:value-type="string">
            <text:p text:style-name="P5"><text:span text:style-name="T7">Charger</text:span><text:span text:style-name="T7"> </text:span><text:span text:style-name="T7">une</text:span><text:span text:style-name="T7"> </text:span><text:span text:style-name="T7">partie</text:span></text:p>
          </table:table-cell>
        </table:table-row>
        <table:table-row>
          <table:table-cell table:style-name="Tableau1.A1" office:value-type="string">
            <text:p text:style-name="P5"><text:span text:style-name="T7">FS</text:span><text:span text:style-name="T7">403</text:span></text:p>
          </table:table-cell>
          <table:table-cell table:style-name="Tableau1.A1" office:value-type="string">
            <text:p text:style-name="P4"><text:span text:style-name="T7">Supprimer</text:span><text:span text:style-name="T7"> </text:span><text:span text:style-name="T7">une</text:span><text:span text:style-name="T7"> </text:span><text:span text:style-name="T7">sauvegarde</text:span></text:p>
          </table:table-cell>
        </table:table-row>
      </table:table>
      <text:p text:style-name="P1"/>
      <text:p text:style-name="P1"/>
      <text:h text:style-name="P50" text:outline-level="10"><text:bookmark text:name="h.gfhb6sddszv8"/>Jeu </text:h>
      <text:p text:style-name="P1"><text:span text:style-name="T9"><text:tab/><text:tab/></text:span><text:span text:style-name="T9">Aider</text:span><text:span text:style-name="T9"> </text:span><text:span text:style-name="T9">le</text:span><text:span text:style-name="T9"> </text:span><text:span text:style-name="T9">joueur</text:span><text:span text:style-name="T9"> : </text:span></text:p>
      <text:p text:style-name="P11"><text:soft-page-break/>L'utilisateur doit pouvoir recevoir une aide du logiciel dans le cas ou il est bloqué. </text:p>
      <text:p text:style-name="P1"/>
      <text:p text:style-name="P1"><text:span text:style-name="T9"><text:tab/><text:tab/></text:span><text:span text:style-name="T9">Jouer</text:span><text:span text:style-name="T9"> </text:span><text:span text:style-name="T9">une</text:span><text:span text:style-name="T9"> </text:span><text:span text:style-name="T9">partie</text:span><text:span text:style-name="T9"> : </text:span></text:p>
      <text:p text:style-name="P12">L'utilisateur doit pouvoir jouer une partie de Takuzu à l'aide de la souris. Les différentes interactions disponibles seront définies lors de la phase de conception.</text:p>
      <text:h text:style-name="P50" text:outline-level="10"><text:bookmark text:name="h.m7d3s96b6l4b"/>Options </text:h>
      <text:p text:style-name="P11"><text:span text:style-name="T9">Personnaliser</text:span><text:span text:style-name="T9"> </text:span><text:span text:style-name="T9">les</text:span><text:span text:style-name="T9"> </text:span><text:span text:style-name="T9">couleurs</text:span><text:span text:style-name="T9"> : </text:span></text:p>
      <text:p text:style-name="P11">L'utilisateur doit pouvoir modifier la couleur des cases </text:p>
      <text:p text:style-name="P1"><text:tab/><text:tab/> </text:p>
      <text:p text:style-name="P11"><text:span text:style-name="T9">Aide</text:span><text:span text:style-name="T9"> : </text:span></text:p>
      <text:p text:style-name="P11">L'utilisateur doit pouvoir activer ou désactiver les différentes aides </text:p>
      <text:p text:style-name="P1"/>
      <text:p text:style-name="P11"><text:span text:style-name="T9">Sélectionner</text:span><text:span text:style-name="T9"> </text:span><text:span text:style-name="T9">une</text:span><text:span text:style-name="T9"> </text:span><text:span text:style-name="T9">langue</text:span><text:span text:style-name="T9"> : </text:span></text:p>
      <text:p text:style-name="P11">L'utilisateur doit pouvoir changer la langue du jeu <text:tab/><text:tab/> </text:p>
      <text:h text:style-name="P50" text:outline-level="10"><text:bookmark text:name="h.7qlolvozs3cr"/>Profil </text:h>
      <text:p text:style-name="P12"><text:span text:style-name="T9">Créer</text:span><text:span text:style-name="T9"> </text:span><text:span text:style-name="T9">un</text:span><text:span text:style-name="T9"> </text:span><text:span text:style-name="T9">profil</text:span><text:span text:style-name="T9"> : </text:span></text:p>
      <text:p text:style-name="P12">L'utilisateur doit créer un profil avec son nom d'utilisateur lors du premier démarrage </text:p>
      <text:p text:style-name="P1"/>
      <text:p text:style-name="P11"><text:span text:style-name="T9">Consult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doit pouvoir consulter ses statistiques, ses succès </text:p>
      <text:p text:style-name="P1"/>
      <text:p text:style-name="P11"><text:span text:style-name="T9">Supprim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doit pouvoir supprimer son profil </text:p>
      <text:p text:style-name="P1"/>
      <text:p text:style-name="P11"><text:span text:style-name="T9">Réinitialiser</text:span><text:span text:style-name="T9"> </text:span><text:span text:style-name="T9">le</text:span><text:span text:style-name="T9"> </text:span><text:span text:style-name="T9">profil</text:span><text:span text:style-name="T9"> : </text:span></text:p>
      <text:p text:style-name="P11">L'utilisateur peut réinitialiser toutes les statistiques et succès de son profil<text:tab/> </text:p>
      <text:p text:style-name="P1"/>
      <text:h text:style-name="P50" text:outline-level="10"><text:bookmark text:name="h.ql08p2s3iw4g"/>Traitement et persistance des données<text:tab/> </text:h>
      <text:p text:style-name="P12"><text:span text:style-name="T9">Sauvegarder</text:span><text:span text:style-name="T9"> </text:span><text:span text:style-name="T9">une</text:span><text:span text:style-name="T9"> </text:span><text:span text:style-name="T9">partie</text:span><text:span text:style-name="T9"> :</text:span></text:p>
      <text:p text:style-name="P12">L'utilisateur peut sauvegarder une partie en cours afin de la reprendre ultérieurement. </text:p>
      <text:p text:style-name="P12"/>
      <text:p text:style-name="P12"><text:span text:style-name="T9">Charger</text:span><text:span text:style-name="T9"> </text:span><text:span text:style-name="T9">une</text:span><text:span text:style-name="T9"> </text:span><text:span text:style-name="T9">partie</text:span><text:span text:style-name="T9"> :</text:span></text:p>
      <text:p text:style-name="P12">L’utilisateur peut charger une partie parmi celles sauvegardées.</text:p>
      <text:p text:style-name="P12"/>
      <text:p text:style-name="P12"><text:span text:style-name="T9">Supprimer</text:span><text:span text:style-name="T9"> </text:span><text:span text:style-name="T9">une</text:span><text:span text:style-name="T9"> </text:span><text:span text:style-name="T9">sauvegarde</text:span><text:span text:style-name="T9">:</text:span></text:p>
      <text:p text:style-name="P12">L'utilisateur peut supprimer des parties parmi celles sauvegardés.</text:p>
      <text:p text:style-name="P7"/>
      <text:p text:style-name="P1"/>
      <text:h text:style-name="P44" text:outline-level="10"><text:bookmark text:name="h.qwgckinoecr3"/>2.6 Cas d'utilisation </text:h>
      <text:p text:style-name="P1"/>
      <text:p text:style-name="P1"><text:soft-page-break/>Cas d'utilisation n°1 </text:p>
      <text:p text:style-name="P1">Nom : Résolution Takuzu </text:p>
      <text:p text:style-name="P1">Description : L'utilisateur tente de résoudre une grille de Takuzu </text:p>
      <text:p text:style-name="P1">Acteur : L'utilisateur de l'application </text:p>
      <text:p text:style-name="P1">Préalables : L'application doit être téléchargée </text:p>
      <text:p text:style-name="P1">Conséquents : L'utilisateur peut exécuter l'application </text:p>
      <text:p text:style-name="P1"/>
      <text:h text:style-name="P45" text:outline-level="10"><text:bookmark text:name="h.33s4i979ocn6"/>1) Choix des options </text:h>
      <text:p text:style-name="P1"/>
      <text:list xml:id="list924625048857549029" text:style-name="LS26">
        <text:list-item>
          <text:p text:style-name="P37">L'utilisateur clique sur l'option "Nouvelle partie" </text:p>
        </text:list-item>
        <text:list-item>
          <text:p text:style-name="P37">L'utilisateur choisit le niveau de difficulté </text:p>
        </text:list-item>
        <text:list-item>
          <text:p text:style-name="P37">L'utilisateur choisit la taille de la grille </text:p>
        </text:list-item>
        <text:list-item>
          <text:p text:style-name="P37">Le système sélectionne une grille </text:p>
        </text:list-item>
        <text:list-item>
          <text:p text:style-name="P37">Ajout d'un malus par conseil utilisé </text:p>
        </text:list-item>
        <text:list-item>
          <text:p text:style-name="P37">On considère que le timer est toujours mis en place </text:p>
        </text:list-item>
      </text:list>
      <text:p text:style-name="P1"/>
      <text:h text:style-name="P45" text:outline-level="10"><text:bookmark text:name="h.vc4igiwnaf9p"/>2) Résolution du Takuzu </text:h>
      <text:p text:style-name="P1"/>
      <text:list xml:id="list3842511249449625948" text:style-name="LS27">
        <text:list-item>
          <text:p text:style-name="P38">L'utilisateur essaye de résoudre la grille </text:p>
        </text:list-item>
        <text:list-item>
          <text:p text:style-name="P38">L'utilisateur peut utiliser l'option "Aide" et "Conseil" pour se débloquer </text:p>
        </text:list-item>
        <text:list-item>
          <text:p text:style-name="P38">Une fois la grille complète, le programme vérifie automatiquement celle-ci </text:p>
        </text:list-item>
        <text:list-item>
          <text:p text:style-name="P38">Le système compare les valeurs du joueur avec la solution <text:s/></text:p>
        </text:list-item>
        <text:list-item>
          <text:p text:style-name="P38">Affichage d'un message indiquant s'il y a correspondance (réussite) ou non en fonction de la solution </text:p>
          <text:list>
            <text:list-item>
              <text:p text:style-name="P38">S'il y a correspondance : </text:p>
              <text:list>
                <text:list-item>
                  <text:p text:style-name="P38">Enregistrement du temps mis pour terminer la grille et calcul du score </text:p>
                </text:list-item>
                <text:list-item>
                  <text:p text:style-name="P38">Affichage du classement pour cette grille </text:p>
                </text:list-item>
              </text:list>
            </text:list-item>
            <text:list-item>
              <text:p text:style-name="P38">Sinon le joueur peut corriger et effectuer une autre validation par la suite, un malus sera appliqué à son score </text:p>
            </text:list-item>
          </text:list>
        </text:list-item>
        <text:list-item>
          <text:p text:style-name="P38">Le système propose ensuite de retourner au menu principal </text:p>
        </text:list-item>
      </text:list>
      <text:p text:style-name="P1"/>
      <text:h text:style-name="P43" text:outline-level="10"><text:bookmark text:name="h.2xvfveplmlms"/>3) Livrables</text:h>
      <text:p text:style-name="P1"/>
      <text:list xml:id="list2260202012742824039" text:style-name="LS28">
        <text:list-item>
          <text:p text:style-name="P39">Un cahier des charges validé par le client </text:p>
        </text:list-item>
        <text:list-item>
          <text:p text:style-name="P39">Un logiciel qui respecte le cahier des charges </text:p>
        </text:list-item>
        <text:list-item>
          <text:p text:style-name="P39">Les cahiers d'analyse et de conception </text:p>
        </text:list-item>
        <text:list-item>
          <text:p text:style-name="P39">Un manuel utilisateur </text:p>
        </text:list-item>
      </text:list>
      <text:h text:style-name="P41" text:outline-level="10"><text:bookmark text:name="h.mut8tmcm9pbq"/></text:h>
      <text:h text:style-name="P41" text:outline-level="10"><text:bookmark text:name="h.mnz2gjosswd3"/>4) Contraintes </text:h>
      <text:p text:style-name="P1"/>
      <text:h text:style-name="P44" text:outline-level="10"><text:bookmark text:name="h.m5ky4l57y4l8"/>4.1 Documentations </text:h>
      <text:p text:style-name="P1"/>
      <text:h text:style-name="P46" text:outline-level="10"><text:bookmark text:name="h.fizbrepgccdj"/>- Cahier des charges :</text:h>
      <text:p text:style-name="P8">Spécification des besoins du client, les fonctionnalités attendues de l'application à la fin de son développement, les contraintes liées au projet. </text:p>
      <text:p text:style-name="P1"/>
      <text:h text:style-name="P46" text:outline-level="10"><text:bookmark text:name="h.rcso1dyct2rh"/>- Dossier d'analyse et de conception : </text:h>
      <text:p text:style-name="P8">Présentation des outils et des technologies déployé (utilisé) dans le projet, ainsi que <text:tab/>l'architecture du projet et de l'application. </text:p>
      <text:p text:style-name="P1"/>
      <text:h text:style-name="P46" text:outline-level="10"><text:bookmark text:name="h.j7whclbtdkl3"/>- Manuel utilisateur : </text:h>
      <text:p text:style-name="P8">Manuel présentant les différentes fonctionnalités de l'application, ainsi qu'une explication de leur utilisation. </text:p>
      <text:p text:style-name="P1"/>
      <text:h text:style-name="P44" text:outline-level="10"><text:bookmark text:name="h.twclqsy7fref"/>4.2 Délais </text:h>
      <text:p text:style-name="P1"/>
      <text:p text:style-name="P1">Tous les livrables qui accompagnent l'application, ainsi que l'application elle-même doivent être rendus le 27 avril 2015 au plus tard. </text:p>
      <text:p text:style-name="P1"/>
      <text:p text:style-name="P1"/>
      <text:h text:style-name="P44" text:outline-level="10"><text:bookmark text:name="h.mdfu609six0z"/>4.3 Contraintes techniques </text:h>
      <text:p text:style-name="P1"/>
      <text:p text:style-name="P1">Le projet se sert des moyens techniques suivants : </text:p>
      <text:list xml:id="list2393236481738171177" text:style-name="LS29">
        <text:list-item>
          <text:p text:style-name="P40">Compatibilité avec le langage Ruby dans sa version 2.1.5 ou antérieure</text:p>
        </text:list-item>
        <text:list-item>
          <text:p text:style-name="P40">Interface graphique avec la bibliothèque graphique GTK dans sa version 3.12</text:p>
        </text:list-item>
        <text:list-item>
          <text:p text:style-name="P40">Mise en œuvre de la persistance des données à l'aide de la sérialis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text-underline-style="solid" style:text-underline-width="auto" style:text-underline-color="font-color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 fo:font-weight="bold" style:font-weight-asian="bold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prefix="(" style:num-suffix=")" style:num-format="1">
        <style:list-level-properties text:space-before="4.445cm" text:min-label-width="0.635cm"/>
      </text:list-level-style-number>
      <text:list-level-style-number text:level="5" text:style-name="List1Level4" style:num-prefix="(" style:num-suffix=")" style:num-format="a">
        <style:list-level-properties text:space-before="5.715cm" text:min-label-width="0.635cm"/>
      </text:list-level-style-number>
      <text:list-level-style-number text:level="6" text:style-name="List1Level5" style:num-prefix="(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635cm" text:min-label-width="0.635cm"/>
      </text:list-level-style-bullet>
      <text:list-level-style-bullet text:level="2" text:style-name="List4Level1" text:bullet-char="-">
        <style:list-level-properties text:space-before="1.905cm" text:min-label-width="0.635cm"/>
      </text:list-level-style-bullet>
      <text:list-level-style-bullet text:level="3" text:style-name="List4Level2" text:bullet-char="-">
        <style:list-level-properties text:space-before="3.492cm" text:min-label-width="0.318cm"/>
      </text:list-level-style-bullet>
      <text:list-level-style-bullet text:level="4" text:style-name="List4Level3" text:bullet-char="-">
        <style:list-level-properties text:space-before="4.445cm" text:min-label-width="0.635cm"/>
      </text:list-level-style-bullet>
      <text:list-level-style-bullet text:level="5" text:style-name="List4Level4" text:bullet-char="-">
        <style:list-level-properties text:space-before="5.715cm" text:min-label-width="0.635cm"/>
      </text:list-level-style-bullet>
      <text:list-level-style-bullet text:level="6" text:style-name="List4Level5" text:bullet-char="-">
        <style:list-level-properties text:space-before="7.302cm" text:min-label-width="0.318cm"/>
      </text:list-level-style-bullet>
      <text:list-level-style-bullet text:level="7" text:style-name="List4Level6" text:bullet-char="-">
        <style:list-level-properties text:space-before="8.255cm" text:min-label-width="0.635cm"/>
      </text:list-level-style-bullet>
      <text:list-level-style-bullet text:level="8" text:style-name="List4Level7" text:bullet-char="-">
        <style:list-level-properties text:space-before="9.525cm" text:min-label-width="0.635cm"/>
      </text:list-level-style-bullet>
      <text:list-level-style-bullet text:level="9" text:style-name="List4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-">
        <style:list-level-properties text:space-before="0.635cm" text:min-label-width="0.635cm"/>
      </text:list-level-style-bullet>
      <text:list-level-style-bullet text:level="2" text:style-name="List5Level1" text:bullet-char="-">
        <style:list-level-properties text:space-before="1.905cm" text:min-label-width="0.635cm"/>
      </text:list-level-style-bullet>
      <text:list-level-style-bullet text:level="3" text:style-name="List5Level2" text:bullet-char="-">
        <style:list-level-properties text:space-before="3.492cm" text:min-label-width="0.318cm"/>
      </text:list-level-style-bullet>
      <text:list-level-style-bullet text:level="4" text:style-name="List5Level3" text:bullet-char="-">
        <style:list-level-properties text:space-before="4.445cm" text:min-label-width="0.635cm"/>
      </text:list-level-style-bullet>
      <text:list-level-style-bullet text:level="5" text:style-name="List5Level4" text:bullet-char="-">
        <style:list-level-properties text:space-before="5.715cm" text:min-label-width="0.635cm"/>
      </text:list-level-style-bullet>
      <text:list-level-style-bullet text:level="6" text:style-name="List5Level5" text:bullet-char="-">
        <style:list-level-properties text:space-before="7.302cm" text:min-label-width="0.318cm"/>
      </text:list-level-style-bullet>
      <text:list-level-style-bullet text:level="7" text:style-name="List5Level6" text:bullet-char="-">
        <style:list-level-properties text:space-before="8.255cm" text:min-label-width="0.635cm"/>
      </text:list-level-style-bullet>
      <text:list-level-style-bullet text:level="8" text:style-name="List5Level7" text:bullet-char="-">
        <style:list-level-properties text:space-before="9.525cm" text:min-label-width="0.635cm"/>
      </text:list-level-style-bullet>
      <text:list-level-style-bullet text:level="9" text:style-name="List5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-">
        <style:list-level-properties text:space-before="0.635cm" text:min-label-width="0.635cm"/>
      </text:list-level-style-bullet>
      <text:list-level-style-bullet text:level="2" text:style-name="List6Level1" text:bullet-char="-">
        <style:list-level-properties text:space-before="1.905cm" text:min-label-width="0.635cm"/>
      </text:list-level-style-bullet>
      <text:list-level-style-bullet text:level="3" text:style-name="List6Level2" text:bullet-char="-">
        <style:list-level-properties text:space-before="3.492cm" text:min-label-width="0.318cm"/>
      </text:list-level-style-bullet>
      <text:list-level-style-bullet text:level="4" text:style-name="List6Level3" text:bullet-char="-">
        <style:list-level-properties text:space-before="4.445cm" text:min-label-width="0.635cm"/>
      </text:list-level-style-bullet>
      <text:list-level-style-bullet text:level="5" text:style-name="List6Level4" text:bullet-char="-">
        <style:list-level-properties text:space-before="5.715cm" text:min-label-width="0.635cm"/>
      </text:list-level-style-bullet>
      <text:list-level-style-bullet text:level="6" text:style-name="List6Level5" text:bullet-char="-">
        <style:list-level-properties text:space-before="7.302cm" text:min-label-width="0.318cm"/>
      </text:list-level-style-bullet>
      <text:list-level-style-bullet text:level="7" text:style-name="List6Level6" text:bullet-char="-">
        <style:list-level-properties text:space-before="8.255cm" text:min-label-width="0.635cm"/>
      </text:list-level-style-bullet>
      <text:list-level-style-bullet text:level="8" text:style-name="List6Level7" text:bullet-char="-">
        <style:list-level-properties text:space-before="9.525cm" text:min-label-width="0.635cm"/>
      </text:list-level-style-bullet>
      <text:list-level-style-bullet text:level="9" text:style-name="List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-">
        <style:list-level-properties text:space-before="0.635cm" text:min-label-width="0.635cm"/>
      </text:list-level-style-bullet>
      <text:list-level-style-bullet text:level="2" text:style-name="List12Level1" text:bullet-char="-">
        <style:list-level-properties text:space-before="1.905cm" text:min-label-width="0.635cm"/>
      </text:list-level-style-bullet>
      <text:list-level-style-bullet text:level="3" text:style-name="List12Level2" text:bullet-char="-">
        <style:list-level-properties text:space-before="3.492cm" text:min-label-width="0.318cm"/>
      </text:list-level-style-bullet>
      <text:list-level-style-bullet text:level="4" text:style-name="List12Level3" text:bullet-char="-">
        <style:list-level-properties text:space-before="4.445cm" text:min-label-width="0.635cm"/>
      </text:list-level-style-bullet>
      <text:list-level-style-bullet text:level="5" text:style-name="List12Level4" text:bullet-char="-">
        <style:list-level-properties text:space-before="5.715cm" text:min-label-width="0.635cm"/>
      </text:list-level-style-bullet>
      <text:list-level-style-bullet text:level="6" text:style-name="List12Level5" text:bullet-char="-">
        <style:list-level-properties text:space-before="7.302cm" text:min-label-width="0.318cm"/>
      </text:list-level-style-bullet>
      <text:list-level-style-bullet text:level="7" text:style-name="List12Level6" text:bullet-char="-">
        <style:list-level-properties text:space-before="8.255cm" text:min-label-width="0.635cm"/>
      </text:list-level-style-bullet>
      <text:list-level-style-bullet text:level="8" text:style-name="List12Level7" text:bullet-char="-">
        <style:list-level-properties text:space-before="9.525cm" text:min-label-width="0.635cm"/>
      </text:list-level-style-bullet>
      <text:list-level-style-bullet text:level="9" text:style-name="List1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-">
        <style:list-level-properties text:space-before="0.635cm" text:min-label-width="0.635cm"/>
      </text:list-level-style-bullet>
      <text:list-level-style-bullet text:level="2" text:style-name="List13Level1" text:bullet-char="-">
        <style:list-level-properties text:space-before="1.905cm" text:min-label-width="0.635cm"/>
      </text:list-level-style-bullet>
      <text:list-level-style-bullet text:level="3" text:style-name="List13Level2" text:bullet-char="-">
        <style:list-level-properties text:space-before="3.492cm" text:min-label-width="0.318cm"/>
      </text:list-level-style-bullet>
      <text:list-level-style-bullet text:level="4" text:style-name="List13Level3" text:bullet-char="-">
        <style:list-level-properties text:space-before="4.445cm" text:min-label-width="0.635cm"/>
      </text:list-level-style-bullet>
      <text:list-level-style-bullet text:level="5" text:style-name="List13Level4" text:bullet-char="-">
        <style:list-level-properties text:space-before="5.715cm" text:min-label-width="0.635cm"/>
      </text:list-level-style-bullet>
      <text:list-level-style-bullet text:level="6" text:style-name="List13Level5" text:bullet-char="-">
        <style:list-level-properties text:space-before="7.302cm" text:min-label-width="0.318cm"/>
      </text:list-level-style-bullet>
      <text:list-level-style-bullet text:level="7" text:style-name="List13Level6" text:bullet-char="-">
        <style:list-level-properties text:space-before="8.255cm" text:min-label-width="0.635cm"/>
      </text:list-level-style-bullet>
      <text:list-level-style-bullet text:level="8" text:style-name="List13Level7" text:bullet-char="-">
        <style:list-level-properties text:space-before="9.525cm" text:min-label-width="0.635cm"/>
      </text:list-level-style-bullet>
      <text:list-level-style-bullet text:level="9" text:style-name="List1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-">
        <style:list-level-properties text:space-before="0.635cm" text:min-label-width="0.635cm"/>
      </text:list-level-style-bullet>
      <text:list-level-style-bullet text:level="2" text:style-name="List14Level1" text:bullet-char="-">
        <style:list-level-properties text:space-before="1.905cm" text:min-label-width="0.635cm"/>
      </text:list-level-style-bullet>
      <text:list-level-style-bullet text:level="3" text:style-name="List14Level2" text:bullet-char="-">
        <style:list-level-properties text:space-before="3.492cm" text:min-label-width="0.318cm"/>
      </text:list-level-style-bullet>
      <text:list-level-style-bullet text:level="4" text:style-name="List14Level3" text:bullet-char="-">
        <style:list-level-properties text:space-before="4.445cm" text:min-label-width="0.635cm"/>
      </text:list-level-style-bullet>
      <text:list-level-style-bullet text:level="5" text:style-name="List14Level4" text:bullet-char="-">
        <style:list-level-properties text:space-before="5.715cm" text:min-label-width="0.635cm"/>
      </text:list-level-style-bullet>
      <text:list-level-style-bullet text:level="6" text:style-name="List14Level5" text:bullet-char="-">
        <style:list-level-properties text:space-before="7.302cm" text:min-label-width="0.318cm"/>
      </text:list-level-style-bullet>
      <text:list-level-style-bullet text:level="7" text:style-name="List14Level6" text:bullet-char="-">
        <style:list-level-properties text:space-before="8.255cm" text:min-label-width="0.635cm"/>
      </text:list-level-style-bullet>
      <text:list-level-style-bullet text:level="8" text:style-name="List14Level7" text:bullet-char="-">
        <style:list-level-properties text:space-before="9.525cm" text:min-label-width="0.635cm"/>
      </text:list-level-style-bullet>
      <text:list-level-style-bullet text:level="9" text:style-name="List14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-">
        <style:list-level-properties text:space-before="0.635cm" text:min-label-width="0.635cm"/>
      </text:list-level-style-bullet>
      <text:list-level-style-bullet text:level="2" text:style-name="List15Level1" text:bullet-char="-">
        <style:list-level-properties text:space-before="1.905cm" text:min-label-width="0.635cm"/>
      </text:list-level-style-bullet>
      <text:list-level-style-bullet text:level="3" text:style-name="List15Level2" text:bullet-char="-">
        <style:list-level-properties text:space-before="3.492cm" text:min-label-width="0.318cm"/>
      </text:list-level-style-bullet>
      <text:list-level-style-bullet text:level="4" text:style-name="List15Level3" text:bullet-char="-">
        <style:list-level-properties text:space-before="4.445cm" text:min-label-width="0.635cm"/>
      </text:list-level-style-bullet>
      <text:list-level-style-bullet text:level="5" text:style-name="List15Level4" text:bullet-char="-">
        <style:list-level-properties text:space-before="5.715cm" text:min-label-width="0.635cm"/>
      </text:list-level-style-bullet>
      <text:list-level-style-bullet text:level="6" text:style-name="List15Level5" text:bullet-char="-">
        <style:list-level-properties text:space-before="7.302cm" text:min-label-width="0.318cm"/>
      </text:list-level-style-bullet>
      <text:list-level-style-bullet text:level="7" text:style-name="List15Level6" text:bullet-char="-">
        <style:list-level-properties text:space-before="8.255cm" text:min-label-width="0.635cm"/>
      </text:list-level-style-bullet>
      <text:list-level-style-bullet text:level="8" text:style-name="List15Level7" text:bullet-char="-">
        <style:list-level-properties text:space-before="9.525cm" text:min-label-width="0.635cm"/>
      </text:list-level-style-bullet>
      <text:list-level-style-bullet text:level="9" text:style-name="List15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-">
        <style:list-level-properties text:space-before="0.635cm" text:min-label-width="0.635cm"/>
      </text:list-level-style-bullet>
      <text:list-level-style-bullet text:level="2" text:style-name="List16Level1" text:bullet-char="-">
        <style:list-level-properties text:space-before="1.905cm" text:min-label-width="0.635cm"/>
      </text:list-level-style-bullet>
      <text:list-level-style-bullet text:level="3" text:style-name="List16Level2" text:bullet-char="-">
        <style:list-level-properties text:space-before="3.492cm" text:min-label-width="0.318cm"/>
      </text:list-level-style-bullet>
      <text:list-level-style-bullet text:level="4" text:style-name="List16Level3" text:bullet-char="-">
        <style:list-level-properties text:space-before="4.445cm" text:min-label-width="0.635cm"/>
      </text:list-level-style-bullet>
      <text:list-level-style-bullet text:level="5" text:style-name="List16Level4" text:bullet-char="-">
        <style:list-level-properties text:space-before="5.715cm" text:min-label-width="0.635cm"/>
      </text:list-level-style-bullet>
      <text:list-level-style-bullet text:level="6" text:style-name="List16Level5" text:bullet-char="-">
        <style:list-level-properties text:space-before="7.302cm" text:min-label-width="0.318cm"/>
      </text:list-level-style-bullet>
      <text:list-level-style-bullet text:level="7" text:style-name="List16Level6" text:bullet-char="-">
        <style:list-level-properties text:space-before="8.255cm" text:min-label-width="0.635cm"/>
      </text:list-level-style-bullet>
      <text:list-level-style-bullet text:level="8" text:style-name="List16Level7" text:bullet-char="-">
        <style:list-level-properties text:space-before="9.525cm" text:min-label-width="0.635cm"/>
      </text:list-level-style-bullet>
      <text:list-level-style-bullet text:level="9" text:style-name="List1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-">
        <style:list-level-properties text:space-before="0.635cm" text:min-label-width="0.635cm"/>
      </text:list-level-style-bullet>
      <text:list-level-style-bullet text:level="2" text:style-name="List17Level1" text:bullet-char="-">
        <style:list-level-properties text:space-before="1.905cm" text:min-label-width="0.635cm"/>
      </text:list-level-style-bullet>
      <text:list-level-style-bullet text:level="3" text:style-name="List17Level2" text:bullet-char="-">
        <style:list-level-properties text:space-before="3.492cm" text:min-label-width="0.318cm"/>
      </text:list-level-style-bullet>
      <text:list-level-style-bullet text:level="4" text:style-name="List17Level3" text:bullet-char="-">
        <style:list-level-properties text:space-before="4.445cm" text:min-label-width="0.635cm"/>
      </text:list-level-style-bullet>
      <text:list-level-style-bullet text:level="5" text:style-name="List17Level4" text:bullet-char="-">
        <style:list-level-properties text:space-before="5.715cm" text:min-label-width="0.635cm"/>
      </text:list-level-style-bullet>
      <text:list-level-style-bullet text:level="6" text:style-name="List17Level5" text:bullet-char="-">
        <style:list-level-properties text:space-before="7.302cm" text:min-label-width="0.318cm"/>
      </text:list-level-style-bullet>
      <text:list-level-style-bullet text:level="7" text:style-name="List17Level6" text:bullet-char="-">
        <style:list-level-properties text:space-before="8.255cm" text:min-label-width="0.635cm"/>
      </text:list-level-style-bullet>
      <text:list-level-style-bullet text:level="8" text:style-name="List17Level7" text:bullet-char="-">
        <style:list-level-properties text:space-before="9.525cm" text:min-label-width="0.635cm"/>
      </text:list-level-style-bullet>
      <text:list-level-style-bullet text:level="9" text:style-name="List1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-">
        <style:list-level-properties text:space-before="0.635cm" text:min-label-width="1.905cm"/>
      </text:list-level-style-bullet>
      <text:list-level-style-bullet text:level="2" text:style-name="List18Level1" text:bullet-char="-">
        <style:list-level-properties text:space-before="1.905cm" text:min-label-width="1.905cm"/>
      </text:list-level-style-bullet>
      <text:list-level-style-bullet text:level="3" text:style-name="List18Level2" text:bullet-char="-">
        <style:list-level-properties text:space-before="3.492cm" text:min-label-width="1.588cm"/>
      </text:list-level-style-bullet>
      <text:list-level-style-bullet text:level="4" text:style-name="List18Level3" text:bullet-char="-">
        <style:list-level-properties text:space-before="4.445cm" text:min-label-width="1.905cm"/>
      </text:list-level-style-bullet>
      <text:list-level-style-bullet text:level="5" text:style-name="List18Level4" text:bullet-char="-">
        <style:list-level-properties text:space-before="5.715cm" text:min-label-width="1.905cm"/>
      </text:list-level-style-bullet>
      <text:list-level-style-bullet text:level="6" text:style-name="List18Level5" text:bullet-char="-">
        <style:list-level-properties text:space-before="7.302cm" text:min-label-width="1.588cm"/>
      </text:list-level-style-bullet>
      <text:list-level-style-bullet text:level="7" text:style-name="List18Level6" text:bullet-char="-">
        <style:list-level-properties text:space-before="8.255cm" text:min-label-width="1.905cm"/>
      </text:list-level-style-bullet>
      <text:list-level-style-bullet text:level="8" text:style-name="List18Level7" text:bullet-char="-">
        <style:list-level-properties text:space-before="9.525cm" text:min-label-width="1.905cm"/>
      </text:list-level-style-bullet>
      <text:list-level-style-bullet text:level="9" text:style-name="List18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-">
        <style:list-level-properties text:space-before="0.635cm" text:min-label-width="0.635cm"/>
      </text:list-level-style-bullet>
      <text:list-level-style-bullet text:level="2" text:style-name="List19Level1" text:bullet-char="-">
        <style:list-level-properties text:space-before="1.905cm" text:min-label-width="0.635cm"/>
      </text:list-level-style-bullet>
      <text:list-level-style-bullet text:level="3" text:style-name="List19Level2" text:bullet-char="-">
        <style:list-level-properties text:space-before="3.492cm" text:min-label-width="0.318cm"/>
      </text:list-level-style-bullet>
      <text:list-level-style-bullet text:level="4" text:style-name="List19Level3" text:bullet-char="-">
        <style:list-level-properties text:space-before="4.445cm" text:min-label-width="0.635cm"/>
      </text:list-level-style-bullet>
      <text:list-level-style-bullet text:level="5" text:style-name="List19Level4" text:bullet-char="-">
        <style:list-level-properties text:space-before="5.715cm" text:min-label-width="0.635cm"/>
      </text:list-level-style-bullet>
      <text:list-level-style-bullet text:level="6" text:style-name="List19Level5" text:bullet-char="-">
        <style:list-level-properties text:space-before="7.302cm" text:min-label-width="0.318cm"/>
      </text:list-level-style-bullet>
      <text:list-level-style-bullet text:level="7" text:style-name="List19Level6" text:bullet-char="-">
        <style:list-level-properties text:space-before="8.255cm" text:min-label-width="0.635cm"/>
      </text:list-level-style-bullet>
      <text:list-level-style-bullet text:level="8" text:style-name="List19Level7" text:bullet-char="-">
        <style:list-level-properties text:space-before="9.525cm" text:min-label-width="0.635cm"/>
      </text:list-level-style-bullet>
      <text:list-level-style-bullet text:level="9" text:style-name="List1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-">
        <style:list-level-properties text:space-before="0.635cm" text:min-label-width="0.635cm"/>
      </text:list-level-style-bullet>
      <text:list-level-style-bullet text:level="2" text:style-name="List20Level1" text:bullet-char="-">
        <style:list-level-properties text:space-before="1.905cm" text:min-label-width="0.635cm"/>
      </text:list-level-style-bullet>
      <text:list-level-style-bullet text:level="3" text:style-name="List20Level2" text:bullet-char="-">
        <style:list-level-properties text:space-before="3.492cm" text:min-label-width="0.318cm"/>
      </text:list-level-style-bullet>
      <text:list-level-style-bullet text:level="4" text:style-name="List20Level3" text:bullet-char="-">
        <style:list-level-properties text:space-before="4.445cm" text:min-label-width="0.635cm"/>
      </text:list-level-style-bullet>
      <text:list-level-style-bullet text:level="5" text:style-name="List20Level4" text:bullet-char="-">
        <style:list-level-properties text:space-before="5.715cm" text:min-label-width="0.635cm"/>
      </text:list-level-style-bullet>
      <text:list-level-style-bullet text:level="6" text:style-name="List20Level5" text:bullet-char="-">
        <style:list-level-properties text:space-before="7.302cm" text:min-label-width="0.318cm"/>
      </text:list-level-style-bullet>
      <text:list-level-style-bullet text:level="7" text:style-name="List20Level6" text:bullet-char="-">
        <style:list-level-properties text:space-before="8.255cm" text:min-label-width="0.635cm"/>
      </text:list-level-style-bullet>
      <text:list-level-style-bullet text:level="8" text:style-name="List20Level7" text:bullet-char="-">
        <style:list-level-properties text:space-before="9.525cm" text:min-label-width="0.635cm"/>
      </text:list-level-style-bullet>
      <text:list-level-style-bullet text:level="9" text:style-name="List2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-">
        <style:list-level-properties text:space-before="0.635cm" text:min-label-width="0.635cm"/>
      </text:list-level-style-bullet>
      <text:list-level-style-bullet text:level="2" text:style-name="List21Level1" text:bullet-char="-">
        <style:list-level-properties text:space-before="1.905cm" text:min-label-width="0.635cm"/>
      </text:list-level-style-bullet>
      <text:list-level-style-bullet text:level="3" text:style-name="List21Level2" text:bullet-char="-">
        <style:list-level-properties text:space-before="3.492cm" text:min-label-width="0.318cm"/>
      </text:list-level-style-bullet>
      <text:list-level-style-bullet text:level="4" text:style-name="List21Level3" text:bullet-char="-">
        <style:list-level-properties text:space-before="4.445cm" text:min-label-width="0.635cm"/>
      </text:list-level-style-bullet>
      <text:list-level-style-bullet text:level="5" text:style-name="List21Level4" text:bullet-char="-">
        <style:list-level-properties text:space-before="5.715cm" text:min-label-width="0.635cm"/>
      </text:list-level-style-bullet>
      <text:list-level-style-bullet text:level="6" text:style-name="List21Level5" text:bullet-char="-">
        <style:list-level-properties text:space-before="7.302cm" text:min-label-width="0.318cm"/>
      </text:list-level-style-bullet>
      <text:list-level-style-bullet text:level="7" text:style-name="List21Level6" text:bullet-char="-">
        <style:list-level-properties text:space-before="8.255cm" text:min-label-width="0.635cm"/>
      </text:list-level-style-bullet>
      <text:list-level-style-bullet text:level="8" text:style-name="List21Level7" text:bullet-char="-">
        <style:list-level-properties text:space-before="9.525cm" text:min-label-width="0.635cm"/>
      </text:list-level-style-bullet>
      <text:list-level-style-bullet text:level="9" text:style-name="List2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-">
        <style:list-level-properties text:space-before="0.635cm" text:min-label-width="0.635cm"/>
      </text:list-level-style-bullet>
      <text:list-level-style-bullet text:level="2" text:style-name="List26Level1" text:bullet-char="-">
        <style:list-level-properties text:space-before="1.905cm" text:min-label-width="0.635cm"/>
      </text:list-level-style-bullet>
      <text:list-level-style-bullet text:level="3" text:style-name="List26Level2" text:bullet-char="-">
        <style:list-level-properties text:space-before="3.492cm" text:min-label-width="0.318cm"/>
      </text:list-level-style-bullet>
      <text:list-level-style-bullet text:level="4" text:style-name="List26Level3" text:bullet-char="-">
        <style:list-level-properties text:space-before="4.445cm" text:min-label-width="0.635cm"/>
      </text:list-level-style-bullet>
      <text:list-level-style-bullet text:level="5" text:style-name="List26Level4" text:bullet-char="-">
        <style:list-level-properties text:space-before="5.715cm" text:min-label-width="0.635cm"/>
      </text:list-level-style-bullet>
      <text:list-level-style-bullet text:level="6" text:style-name="List26Level5" text:bullet-char="-">
        <style:list-level-properties text:space-before="7.302cm" text:min-label-width="0.318cm"/>
      </text:list-level-style-bullet>
      <text:list-level-style-bullet text:level="7" text:style-name="List26Level6" text:bullet-char="-">
        <style:list-level-properties text:space-before="8.255cm" text:min-label-width="0.635cm"/>
      </text:list-level-style-bullet>
      <text:list-level-style-bullet text:level="8" text:style-name="List26Level7" text:bullet-char="-">
        <style:list-level-properties text:space-before="9.525cm" text:min-label-width="0.635cm"/>
      </text:list-level-style-bullet>
      <text:list-level-style-bullet text:level="9" text:style-name="List26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-">
        <style:list-level-properties text:space-before="0.635cm" text:min-label-width="0.635cm"/>
      </text:list-level-style-bullet>
      <text:list-level-style-bullet text:level="2" text:style-name="List27Level1" text:bullet-char="-">
        <style:list-level-properties text:space-before="1.905cm" text:min-label-width="0.635cm"/>
      </text:list-level-style-bullet>
      <text:list-level-style-bullet text:level="3" text:style-name="List27Level2" text:bullet-char="-">
        <style:list-level-properties text:space-before="3.492cm" text:min-label-width="0.318cm"/>
      </text:list-level-style-bullet>
      <text:list-level-style-bullet text:level="4" text:style-name="List27Level3" text:bullet-char="-">
        <style:list-level-properties text:space-before="4.445cm" text:min-label-width="0.635cm"/>
      </text:list-level-style-bullet>
      <text:list-level-style-bullet text:level="5" text:style-name="List27Level4" text:bullet-char="-">
        <style:list-level-properties text:space-before="5.715cm" text:min-label-width="0.635cm"/>
      </text:list-level-style-bullet>
      <text:list-level-style-bullet text:level="6" text:style-name="List27Level5" text:bullet-char="-">
        <style:list-level-properties text:space-before="7.302cm" text:min-label-width="0.318cm"/>
      </text:list-level-style-bullet>
      <text:list-level-style-bullet text:level="7" text:style-name="List27Level6" text:bullet-char="-">
        <style:list-level-properties text:space-before="8.255cm" text:min-label-width="0.635cm"/>
      </text:list-level-style-bullet>
      <text:list-level-style-bullet text:level="8" text:style-name="List27Level7" text:bullet-char="-">
        <style:list-level-properties text:space-before="9.525cm" text:min-label-width="0.635cm"/>
      </text:list-level-style-bullet>
      <text:list-level-style-bullet text:level="9" text:style-name="List2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-">
        <style:list-level-properties text:space-before="0.635cm" text:min-label-width="0.635cm"/>
      </text:list-level-style-bullet>
      <text:list-level-style-bullet text:level="2" text:style-name="List28Level1" text:bullet-char="-">
        <style:list-level-properties text:space-before="1.905cm" text:min-label-width="0.635cm"/>
      </text:list-level-style-bullet>
      <text:list-level-style-bullet text:level="3" text:style-name="List28Level2" text:bullet-char="-">
        <style:list-level-properties text:space-before="3.492cm" text:min-label-width="0.318cm"/>
      </text:list-level-style-bullet>
      <text:list-level-style-bullet text:level="4" text:style-name="List28Level3" text:bullet-char="-">
        <style:list-level-properties text:space-before="4.445cm" text:min-label-width="0.635cm"/>
      </text:list-level-style-bullet>
      <text:list-level-style-bullet text:level="5" text:style-name="List28Level4" text:bullet-char="-">
        <style:list-level-properties text:space-before="5.715cm" text:min-label-width="0.635cm"/>
      </text:list-level-style-bullet>
      <text:list-level-style-bullet text:level="6" text:style-name="List28Level5" text:bullet-char="-">
        <style:list-level-properties text:space-before="7.302cm" text:min-label-width="0.318cm"/>
      </text:list-level-style-bullet>
      <text:list-level-style-bullet text:level="7" text:style-name="List28Level6" text:bullet-char="-">
        <style:list-level-properties text:space-before="8.255cm" text:min-label-width="0.635cm"/>
      </text:list-level-style-bullet>
      <text:list-level-style-bullet text:level="8" text:style-name="List28Level7" text:bullet-char="-">
        <style:list-level-properties text:space-before="9.525cm" text:min-label-width="0.635cm"/>
      </text:list-level-style-bullet>
      <text:list-level-style-bullet text:level="9" text:style-name="List2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-">
        <style:list-level-properties text:space-before="0.635cm" text:min-label-width="0.635cm"/>
      </text:list-level-style-bullet>
      <text:list-level-style-bullet text:level="2" text:style-name="List29Level1" text:bullet-char="-">
        <style:list-level-properties text:space-before="1.905cm" text:min-label-width="0.635cm"/>
      </text:list-level-style-bullet>
      <text:list-level-style-bullet text:level="3" text:style-name="List29Level2" text:bullet-char="-">
        <style:list-level-properties text:space-before="3.492cm" text:min-label-width="0.318cm"/>
      </text:list-level-style-bullet>
      <text:list-level-style-bullet text:level="4" text:style-name="List29Level3" text:bullet-char="-">
        <style:list-level-properties text:space-before="4.445cm" text:min-label-width="0.635cm"/>
      </text:list-level-style-bullet>
      <text:list-level-style-bullet text:level="5" text:style-name="List29Level4" text:bullet-char="-">
        <style:list-level-properties text:space-before="5.715cm" text:min-label-width="0.635cm"/>
      </text:list-level-style-bullet>
      <text:list-level-style-bullet text:level="6" text:style-name="List29Level5" text:bullet-char="-">
        <style:list-level-properties text:space-before="7.302cm" text:min-label-width="0.318cm"/>
      </text:list-level-style-bullet>
      <text:list-level-style-bullet text:level="7" text:style-name="List29Level6" text:bullet-char="-">
        <style:list-level-properties text:space-before="8.255cm" text:min-label-width="0.635cm"/>
      </text:list-level-style-bullet>
      <text:list-level-style-bullet text:level="8" text:style-name="List29Level7" text:bullet-char="-">
        <style:list-level-properties text:space-before="9.525cm" text:min-label-width="0.635cm"/>
      </text:list-level-style-bullet>
      <text:list-level-style-bullet text:level="9" text:style-name="List2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Pierre Cartier</dc:creator>
    <meta:editing-cycles>2</meta:editing-cycles>
    <meta:document-statistic meta:table-count="1" meta:image-count="0" meta:object-count="0" meta:page-count="9" meta:paragraph-count="206" meta:word-count="1285" meta:character-count="8083"/>
    <dc:date>2015-02-02T00:28:48.16</dc:date>
    <meta:editing-duration>PT9M6S</meta:editing-duration>
  </office:meta>
</office:document-meta>
</file>